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Roboto Light2" svg:font-family="'Roboto Light'" style:font-adornments="Standard"/>
    <style:font-face style:name="Roboto Light1" svg:font-family="'Roboto Light'" style:font-pitch="variable"/>
    <style:font-face style:name="Roboto Light" svg:font-family="'Roboto Light'" style:font-adornments="Regular"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note">
      <style:text-properties style:font-name="Roboto Light1" fo:font-size="12pt" officeooo:rsid="00033691" officeooo:paragraph-rsid="00033691" style:font-size-asian="12pt" style:font-size-complex="12pt"/>
    </style:style>
    <style:style style:name="P2" style:family="paragraph" style:parent-style-name="Text_20_body">
      <style:text-properties style:font-name="Roboto Light" fo:font-weight="normal" officeooo:rsid="00448ed6" officeooo:paragraph-rsid="00033691" style:font-weight-asian="normal" style:font-weight-complex="normal"/>
    </style:style>
    <style:style style:name="P3" style:family="paragraph" style:parent-style-name="Text_20_body">
      <style:text-properties style:font-name="Roboto Light" fo:font-weight="normal" officeooo:rsid="00ce56ed" officeooo:paragraph-rsid="00033691" style:font-weight-asian="normal" style:font-weight-complex="normal"/>
    </style:style>
    <style:style style:name="P4" style:family="paragraph" style:parent-style-name="Text_20_body">
      <style:text-properties style:font-name="Roboto Light" fo:font-weight="normal" officeooo:rsid="00ce56ed" officeooo:paragraph-rsid="00052c50" style:font-weight-asian="normal" style:font-weight-complex="normal"/>
    </style:style>
    <style:style style:name="P5" style:family="paragraph" style:parent-style-name="Text_20_body">
      <style:text-properties style:font-name="Roboto Light" fo:font-weight="normal" officeooo:rsid="00ce56ed" officeooo:paragraph-rsid="001674ed" style:font-weight-asian="normal" style:font-weight-complex="normal"/>
    </style:style>
    <style:style style:name="P6" style:family="paragraph" style:parent-style-name="Text_20_body">
      <style:text-properties style:font-name="Roboto Light" fo:font-weight="bold" officeooo:rsid="00448ed6" officeooo:paragraph-rsid="00033691" style:font-weight-asian="bold" style:font-weight-complex="bold"/>
    </style:style>
    <style:style style:name="P7" style:family="paragraph" style:parent-style-name="Text_20_body">
      <style:text-properties style:font-name="Roboto Light" fo:font-weight="bold" officeooo:rsid="00ce56ed" officeooo:paragraph-rsid="00033691" style:font-weight-asian="bold" style:font-weight-complex="bold"/>
    </style:style>
    <style:style style:name="P8" style:family="paragraph" style:parent-style-name="Text_20_body">
      <style:text-properties style:font-name="Roboto Light" fo:font-weight="bold" officeooo:rsid="00033691" officeooo:paragraph-rsid="00033691" style:font-weight-asian="bold" style:font-weight-complex="bold"/>
    </style:style>
    <style:style style:name="P9" style:family="paragraph" style:parent-style-name="Text_20_body">
      <style:text-properties style:font-name="Roboto Light1" officeooo:rsid="00286b09" officeooo:paragraph-rsid="00033691"/>
    </style:style>
    <style:style style:name="P10" style:family="paragraph" style:parent-style-name="Text_20_body">
      <style:text-properties style:font-name="Roboto Light1" officeooo:rsid="001eb3f5" officeooo:paragraph-rsid="00033691"/>
    </style:style>
    <style:style style:name="P11" style:family="paragraph" style:parent-style-name="Text_20_body">
      <style:text-properties style:font-name="Roboto Light1" fo:font-weight="bold" officeooo:rsid="00448ed6" officeooo:paragraph-rsid="00033691" style:font-weight-asian="bold" style:font-weight-complex="bold"/>
    </style:style>
    <style:style style:name="P12" style:family="paragraph" style:parent-style-name="Text_20_body">
      <style:text-properties style:font-name="Roboto Light1" officeooo:rsid="0022f50d" officeooo:paragraph-rsid="00033691"/>
    </style:style>
    <style:style style:name="P13" style:family="paragraph" style:parent-style-name="Text_20_body">
      <style:text-properties style:font-name="Roboto Light1" officeooo:rsid="0022f50d" officeooo:paragraph-rsid="0006e8b8"/>
    </style:style>
    <style:style style:name="P14" style:family="paragraph" style:parent-style-name="Text_20_body">
      <style:text-properties style:font-name="Roboto Light1" fo:font-weight="normal" officeooo:rsid="0022f50d" officeooo:paragraph-rsid="001181b9" style:font-weight-asian="normal" style:font-weight-complex="normal"/>
    </style:style>
    <style:style style:name="P15" style:family="paragraph" style:parent-style-name="Text_20_body">
      <style:text-properties style:font-name="Roboto Light1" fo:font-weight="normal" officeooo:rsid="0022f50d" officeooo:paragraph-rsid="0014996d" style:font-weight-asian="normal" style:font-weight-complex="normal"/>
    </style:style>
    <style:style style:name="P16" style:family="paragraph" style:parent-style-name="Text_20_body">
      <style:text-properties style:font-name="Roboto Light1" fo:font-weight="normal" officeooo:rsid="0022f50d" officeooo:paragraph-rsid="001674ed" style:font-weight-asian="normal" style:font-weight-complex="normal"/>
    </style:style>
    <style:style style:name="P17" style:family="paragraph" style:parent-style-name="Text_20_body">
      <style:text-properties style:font-name="Roboto Light1" fo:font-weight="normal" officeooo:rsid="001674ed" officeooo:paragraph-rsid="001674ed" style:font-weight-asian="normal" style:font-weight-complex="normal"/>
    </style:style>
    <style:style style:name="P18" style:family="paragraph" style:parent-style-name="Text_20_body">
      <style:text-properties style:font-name="Roboto Light1" fo:font-size="12pt" fo:font-weight="normal" officeooo:rsid="00434dcc" officeooo:paragraph-rsid="00434dcc" style:font-size-asian="12pt" style:font-weight-asian="normal" style:font-size-complex="12pt" style:font-weight-complex="normal"/>
    </style:style>
    <style:style style:name="P19" style:family="paragraph" style:parent-style-name="Standard">
      <style:text-properties style:font-name="Raleway" officeooo:rsid="00033691" officeooo:paragraph-rsid="00033691"/>
    </style:style>
    <style:style style:name="P20" style:family="paragraph" style:parent-style-name="Standard">
      <style:text-properties style:font-name="Raleway" fo:font-weight="bold" officeooo:rsid="00033691" officeooo:paragraph-rsid="00033691" style:font-weight-asian="bold" style:font-weight-complex="bold"/>
    </style:style>
    <style:style style:name="P21" style:family="paragraph" style:parent-style-name="Standard">
      <style:text-properties style:font-name="Raleway SemiBold" officeooo:rsid="00033691" officeooo:paragraph-rsid="00033691"/>
    </style:style>
    <style:style style:name="P22" style:family="paragraph" style:parent-style-name="Standard">
      <style:text-properties style:font-name="Raleway SemiBold" officeooo:rsid="002d93a5" officeooo:paragraph-rsid="002d93a5"/>
    </style:style>
    <style:style style:name="P23" style:family="paragraph" style:parent-style-name="Standard">
      <style:text-properties style:font-name="Raleway SemiBold" officeooo:rsid="002d93a5" officeooo:paragraph-rsid="0063f609"/>
    </style:style>
    <style:style style:name="P24" style:family="paragraph" style:parent-style-name="Standard">
      <style:text-properties style:font-name="Roboto Light1" fo:font-weight="bold" officeooo:rsid="00033691" officeooo:paragraph-rsid="00033691" style:font-weight-asian="bold" style:font-weight-complex="bold"/>
    </style:style>
    <style:style style:name="P25" style:family="paragraph" style:parent-style-name="Standard">
      <style:text-properties style:font-name="Roboto Light1" fo:font-weight="normal" officeooo:rsid="0010203f" officeooo:paragraph-rsid="0010203f" style:font-weight-asian="normal" style:font-weight-complex="normal"/>
    </style:style>
    <style:style style:name="P26" style:family="paragraph" style:parent-style-name="Text_20_body">
      <style:paragraph-properties fo:margin-top="0cm" fo:margin-bottom="0cm" loext:contextual-spacing="false"/>
      <style:text-properties style:font-name="Roboto Light1" fo:font-size="12pt" style:text-underline-style="none" fo:font-weight="normal" officeooo:rsid="002ba8a1" officeooo:paragraph-rsid="002d93a5" style:font-size-asian="12pt" style:font-weight-asian="normal" style:font-name-complex="Times" style:font-size-complex="12pt" style:font-weight-complex="normal"/>
    </style:style>
    <style:style style:name="P27" style:family="paragraph" style:parent-style-name="Text_20_body">
      <style:paragraph-properties fo:margin-top="0cm" fo:margin-bottom="0cm" loext:contextual-spacing="false"/>
      <style:text-properties style:font-name="Roboto Light1" fo:font-size="12pt" style:text-underline-style="none" fo:font-weight="normal" officeooo:rsid="002c10ad" officeooo:paragraph-rsid="002d93a5" style:font-size-asian="12pt" style:font-weight-asian="normal" style:font-name-complex="Times" style:font-size-complex="12pt" style:font-weight-complex="normal"/>
    </style:style>
    <style:style style:name="P28" style:family="paragraph" style:parent-style-name="Text_20_body">
      <style:paragraph-properties fo:margin-top="0cm" fo:margin-bottom="0cm" loext:contextual-spacing="false"/>
      <style:text-properties style:font-name="Roboto Light1" fo:font-size="12pt" style:text-underline-style="none" fo:font-weight="normal" officeooo:rsid="002c10ad" officeooo:paragraph-rsid="003e519e" style:font-size-asian="12pt" style:font-weight-asian="normal" style:font-name-complex="Times" style:font-size-complex="12pt" style:font-weight-complex="normal"/>
    </style:style>
    <style:style style:name="P29" style:family="paragraph" style:parent-style-name="Text_20_body">
      <style:paragraph-properties fo:margin-top="0cm" fo:margin-bottom="0cm" loext:contextual-spacing="false"/>
      <style:text-properties style:font-name="Roboto Light1" fo:font-size="12pt" style:text-underline-style="none" fo:font-weight="normal" officeooo:rsid="002c10ad" officeooo:paragraph-rsid="0025730c" style:font-size-asian="12pt" style:font-weight-asian="normal" style:font-name-complex="Times" style:font-size-complex="12pt" style:font-weight-complex="normal"/>
    </style:style>
    <style:style style:name="P30" style:family="paragraph" style:parent-style-name="Text_20_body">
      <style:paragraph-properties fo:margin-top="0cm" fo:margin-bottom="0cm" loext:contextual-spacing="false"/>
      <style:text-properties style:font-name="Roboto Light1" fo:font-size="12pt" style:text-underline-style="none" fo:font-weight="normal" officeooo:rsid="003e519e" officeooo:paragraph-rsid="003e519e" style:font-size-asian="12pt" style:font-weight-asian="normal" style:font-name-complex="Times" style:font-size-complex="12pt" style:font-weight-complex="normal"/>
    </style:style>
    <style:style style:name="P31" style:family="paragraph" style:parent-style-name="Text_20_body">
      <style:paragraph-properties fo:margin-top="0cm" fo:margin-bottom="0cm" loext:contextual-spacing="false"/>
      <style:text-properties style:font-name="Roboto Light1" fo:font-size="12pt" style:text-underline-style="none" fo:font-weight="normal" officeooo:rsid="0022f50d" officeooo:paragraph-rsid="0041c71e" style:font-size-asian="12pt" style:font-weight-asian="normal" style:font-name-complex="Times" style:font-size-complex="12pt" style:font-weight-complex="normal"/>
    </style:style>
    <style:style style:name="P32" style:family="paragraph" style:parent-style-name="Text_20_body">
      <style:paragraph-properties fo:margin-top="0cm" fo:margin-bottom="0cm" loext:contextual-spacing="false"/>
      <style:text-properties style:font-name="Roboto Light1" fo:font-size="12pt" style:text-underline-style="none" fo:font-weight="normal" officeooo:rsid="0022f50d" officeooo:paragraph-rsid="004afa5c" style:font-size-asian="12pt" style:font-weight-asian="normal" style:font-name-complex="Times" style:font-size-complex="12pt" style:font-weight-complex="normal"/>
    </style:style>
    <style:style style:name="P33" style:family="paragraph" style:parent-style-name="Text_20_body">
      <style:paragraph-properties fo:margin-top="0cm" fo:margin-bottom="0cm" loext:contextual-spacing="false"/>
      <style:text-properties style:font-name="Roboto Light1" fo:font-size="12pt" style:text-underline-style="none" fo:font-weight="normal" officeooo:rsid="0022f50d" officeooo:paragraph-rsid="004dc425" style:font-size-asian="12pt" style:font-weight-asian="normal" style:font-name-complex="Times" style:font-size-complex="12pt" style:font-weight-complex="normal"/>
    </style:style>
    <style:style style:name="P34" style:family="paragraph" style:parent-style-name="Text_20_body">
      <style:paragraph-properties fo:margin-top="0cm" fo:margin-bottom="0cm" loext:contextual-spacing="false"/>
      <style:text-properties style:font-name="Roboto Light1" fo:font-size="12pt" style:text-underline-style="none" fo:font-weight="normal" officeooo:rsid="0041c71e" officeooo:paragraph-rsid="0041c71e" style:font-size-asian="12pt" style:font-weight-asian="normal" style:font-name-complex="Times" style:font-size-complex="12pt" style:font-weight-complex="normal"/>
    </style:style>
    <style:style style:name="P35" style:family="paragraph" style:parent-style-name="Text_20_body">
      <style:paragraph-properties fo:margin-top="0cm" fo:margin-bottom="0cm" loext:contextual-spacing="false"/>
      <style:text-properties style:font-name="Roboto Light1" fo:font-size="12pt" style:text-underline-style="none" fo:font-weight="normal" officeooo:rsid="00434dcc" officeooo:paragraph-rsid="00434dcc" style:font-size-asian="12pt" style:font-weight-asian="normal" style:font-name-complex="Times" style:font-size-complex="12pt" style:font-weight-complex="normal"/>
    </style:style>
    <style:style style:name="P36" style:family="paragraph" style:parent-style-name="Text_20_body">
      <style:paragraph-properties fo:margin-top="0cm" fo:margin-bottom="0cm" loext:contextual-spacing="false"/>
      <style:text-properties style:font-name="Roboto Light1" fo:font-size="12pt" style:text-underline-style="none" fo:font-weight="normal" officeooo:rsid="004aefd7" officeooo:paragraph-rsid="004aefd7" style:font-size-asian="12pt" style:font-weight-asian="normal" style:font-name-complex="Times" style:font-size-complex="12pt" style:font-weight-complex="normal"/>
    </style:style>
    <style:style style:name="P37" style:family="paragraph" style:parent-style-name="Text_20_body">
      <style:paragraph-properties fo:margin-top="0cm" fo:margin-bottom="0cm" loext:contextual-spacing="false"/>
      <style:text-properties style:font-name="Roboto Light1" fo:font-size="12pt" style:text-underline-style="none" fo:font-weight="bold" officeooo:rsid="002ba8a1" officeooo:paragraph-rsid="002d93a5" style:font-size-asian="12pt" style:font-weight-asian="bold" style:font-name-complex="Times" style:font-size-complex="12pt" style:font-weight-complex="bold"/>
    </style:style>
    <style:style style:name="P38" style:family="paragraph" style:parent-style-name="Text_20_body">
      <style:paragraph-properties fo:margin-top="0cm" fo:margin-bottom="0cm" loext:contextual-spacing="false"/>
      <style:text-properties style:font-name="Roboto Light1" fo:font-size="12pt" style:text-underline-style="none" fo:font-weight="bold" officeooo:rsid="002c10ad" officeooo:paragraph-rsid="002d93a5" style:font-size-asian="12pt" style:font-weight-asian="bold" style:font-name-complex="Times" style:font-size-complex="12pt" style:font-weight-complex="bold"/>
    </style:style>
    <style:style style:name="P39" style:family="paragraph" style:parent-style-name="Text_20_body">
      <style:paragraph-properties fo:margin-top="0cm" fo:margin-bottom="0cm" loext:contextual-spacing="false"/>
      <style:text-properties style:font-name="Roboto Light1" fo:font-size="12pt" style:text-underline-style="none" fo:font-weight="bold" officeooo:rsid="003e519e" officeooo:paragraph-rsid="003e519e" style:font-size-asian="12pt" style:font-weight-asian="bold" style:font-name-complex="Times" style:font-size-complex="12pt" style:font-weight-complex="bold"/>
    </style:style>
    <style:style style:name="P40" style:family="paragraph" style:parent-style-name="Text_20_body">
      <style:paragraph-properties fo:margin-top="0cm" fo:margin-bottom="0cm" loext:contextual-spacing="false"/>
      <style:text-properties style:font-name="Roboto Light1" fo:font-weight="normal" officeooo:rsid="0022f50d" officeooo:paragraph-rsid="001ae32c" style:font-weight-asian="normal" style:font-weight-complex="normal"/>
    </style:style>
    <style:style style:name="P41" style:family="paragraph" style:parent-style-name="Text_20_body">
      <style:paragraph-properties fo:margin-top="0cm" fo:margin-bottom="0cm" loext:contextual-spacing="false"/>
      <style:text-properties style:font-name="Roboto Light1" fo:font-weight="normal" officeooo:rsid="0022f50d" officeooo:paragraph-rsid="002d93a5" style:font-weight-asian="normal" style:font-weight-complex="normal"/>
    </style:style>
    <style:style style:name="P42"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2d93a5" style:font-weight-asian="normal" style:font-name-complex="Times" style:font-weight-complex="normal"/>
    </style:style>
    <style:style style:name="P43"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2e441d" style:font-weight-asian="normal" style:font-name-complex="Times" style:font-weight-complex="normal"/>
    </style:style>
    <style:style style:name="P44"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03150" style:font-weight-asian="normal" style:font-name-complex="Times" style:font-weight-complex="normal"/>
    </style:style>
    <style:style style:name="P45"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5a74f" style:font-weight-asian="normal" style:font-name-complex="Times" style:font-weight-complex="normal"/>
    </style:style>
    <style:style style:name="P46"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62651" style:font-weight-asian="normal" style:font-name-complex="Times" style:font-weight-complex="normal"/>
    </style:style>
    <style:style style:name="P47"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76398" style:font-weight-asian="normal" style:font-name-complex="Times" style:font-weight-complex="normal"/>
    </style:style>
    <style:style style:name="P48" style:family="paragraph" style:parent-style-name="Text_20_body">
      <style:paragraph-properties fo:margin-top="0cm" fo:margin-bottom="0cm" loext:contextual-spacing="false"/>
      <style:text-properties style:font-name="Roboto Light2" style:text-underline-style="none" fo:font-weight="normal" officeooo:rsid="001d84e3" officeooo:paragraph-rsid="002d93a5" style:font-weight-asian="normal" style:font-name-complex="Times" style:font-weight-complex="normal"/>
    </style:style>
    <style:style style:name="P49" style:family="paragraph" style:parent-style-name="Text_20_body">
      <style:paragraph-properties fo:margin-top="0cm" fo:margin-bottom="0cm" loext:contextual-spacing="false"/>
      <style:text-properties style:font-name="Roboto Light2" style:text-underline-style="none" fo:font-weight="normal" officeooo:rsid="001e9469" officeooo:paragraph-rsid="002d93a5" style:font-weight-asian="normal" style:font-name-complex="Times" style:font-weight-complex="normal"/>
    </style:style>
    <style:style style:name="P50" style:family="paragraph" style:parent-style-name="Text_20_body">
      <style:paragraph-properties fo:margin-top="0cm" fo:margin-bottom="0cm" loext:contextual-spacing="false"/>
      <style:text-properties style:font-name="Roboto Light2" style:text-underline-style="none" fo:font-weight="bold" officeooo:rsid="001ae32c" officeooo:paragraph-rsid="002d93a5" style:font-weight-asian="bold" style:font-name-complex="Times" style:font-weight-complex="bold"/>
    </style:style>
    <style:style style:name="P51" style:family="paragraph" style:parent-style-name="Text_20_body">
      <style:paragraph-properties fo:margin-top="0cm" fo:margin-bottom="0cm" loext:contextual-spacing="false"/>
      <style:text-properties style:font-name="Roboto Light2" fo:font-weight="normal" officeooo:rsid="001e9469" officeooo:paragraph-rsid="002d93a5" style:font-weight-asian="normal" style:font-weight-complex="normal"/>
    </style:style>
    <style:style style:name="P52" style:family="paragraph" style:parent-style-name="Text_20_body">
      <style:paragraph-properties fo:margin-top="0cm" fo:margin-bottom="0cm" loext:contextual-spacing="false"/>
      <style:text-properties style:font-name="Roboto Light2" fo:font-size="12pt" style:text-underline-style="none" fo:font-weight="bold" officeooo:rsid="0041c71e" officeooo:paragraph-rsid="0041c71e" style:font-size-asian="12pt" style:font-weight-asian="bold" style:font-name-complex="Times" style:font-size-complex="12pt" style:font-weight-complex="bold"/>
    </style:style>
    <style:style style:name="P53" style:family="paragraph" style:parent-style-name="Text_20_body">
      <style:paragraph-properties fo:margin-top="0cm" fo:margin-bottom="0cm" loext:contextual-spacing="false"/>
      <style:text-properties style:font-name="Roboto Light2" fo:font-size="12pt" style:text-underline-style="none" fo:font-weight="normal" officeooo:rsid="0041c71e" officeooo:paragraph-rsid="0041c71e" style:font-size-asian="12pt" style:font-weight-asian="normal" style:font-name-complex="Times" style:font-size-complex="12pt" style:font-weight-complex="normal"/>
    </style:style>
    <style:style style:name="P54" style:family="paragraph" style:parent-style-name="Text_20_body">
      <style:paragraph-properties fo:margin-top="0cm" fo:margin-bottom="0cm" loext:contextual-spacing="false"/>
      <style:text-properties style:font-name="Roboto Light2" fo:font-size="12pt" style:text-underline-style="none" fo:font-weight="normal" officeooo:rsid="0060e009" officeooo:paragraph-rsid="0060e009" style:font-size-asian="12pt" style:font-weight-asian="normal" style:font-name-complex="Times" style:font-size-complex="12pt" style:font-weight-complex="normal"/>
    </style:style>
    <style:style style:name="P55" style:family="paragraph" style:parent-style-name="Text_20_body">
      <style:paragraph-properties fo:margin-top="0cm" fo:margin-bottom="0cm" loext:contextual-spacing="false"/>
      <style:text-properties style:font-name="Roboto Light2" fo:font-size="12pt" style:text-underline-style="none" fo:font-weight="normal" officeooo:rsid="00491661" officeooo:paragraph-rsid="004aa891" style:font-size-asian="12pt" style:font-weight-asian="normal" style:font-name-complex="Times" style:font-size-complex="12pt" style:font-weight-complex="normal"/>
    </style:style>
    <style:style style:name="P56" style:family="paragraph" style:parent-style-name="Text_20_body">
      <style:paragraph-properties fo:margin-top="0cm" fo:margin-bottom="0cm" loext:contextual-spacing="false"/>
      <style:text-properties style:font-name="Roboto Light2" fo:font-size="12pt" style:text-underline-style="none" fo:font-weight="normal" officeooo:rsid="004afa5c" officeooo:paragraph-rsid="004afa5c" style:font-size-asian="12pt" style:font-weight-asian="normal" style:font-name-complex="Times" style:font-size-complex="12pt" style:font-weight-complex="normal"/>
    </style:style>
    <style:style style:name="P57" style:family="paragraph" style:parent-style-name="Text_20_body">
      <style:paragraph-properties fo:margin-top="0cm" fo:margin-bottom="0cm" loext:contextual-spacing="false"/>
      <style:text-properties style:font-name="Roboto Light" fo:font-weight="normal" officeooo:rsid="00ce56ed" officeooo:paragraph-rsid="00052c50" style:font-weight-asian="normal" style:font-weight-complex="normal"/>
    </style:style>
    <style:style style:name="P58" style:family="paragraph" style:parent-style-name="Text_20_body">
      <style:paragraph-properties fo:margin-top="0cm" fo:margin-bottom="0cm" loext:contextual-spacing="false"/>
      <style:text-properties style:font-name="Roboto Light" fo:font-size="12pt" style:text-underline-style="none" fo:font-weight="bold" officeooo:rsid="0041c71e" officeooo:paragraph-rsid="0041c71e" style:font-size-asian="12pt" style:font-weight-asian="bold" style:font-name-complex="Times" style:font-size-complex="12pt" style:font-weight-complex="bold"/>
    </style:style>
    <style:style style:name="P59" style:family="paragraph" style:parent-style-name="Text_20_body">
      <style:paragraph-properties fo:margin-top="0cm" fo:margin-bottom="0cm" loext:contextual-spacing="false"/>
      <style:text-properties style:font-name="Roboto Light" fo:font-size="12pt" style:text-underline-style="none" fo:font-weight="bold" officeooo:rsid="0041c71e" officeooo:paragraph-rsid="004dc425" style:font-size-asian="12pt" style:font-weight-asian="bold" style:font-name-complex="Times" style:font-size-complex="12pt" style:font-weight-complex="bold"/>
    </style:style>
    <style:style style:name="P60" style:family="paragraph" style:parent-style-name="Text_20_body">
      <style:paragraph-properties fo:margin-top="0cm" fo:margin-bottom="0cm" loext:contextual-spacing="false"/>
      <style:text-properties officeooo:paragraph-rsid="002d93a5"/>
    </style:style>
    <style:style style:name="P61" style:family="paragraph" style:parent-style-name="Text_20_body">
      <style:paragraph-properties fo:margin-top="0cm" fo:margin-bottom="0cm" loext:contextual-spacing="false"/>
      <style:text-properties officeooo:paragraph-rsid="003f71be"/>
    </style:style>
    <style:style style:name="P62" style:family="paragraph" style:parent-style-name="Heading_20_1">
      <style:paragraph-properties fo:margin-top="0cm" fo:margin-bottom="0cm" loext:contextual-spacing="false"/>
      <style:text-properties style:font-name="Roboto Light1" fo:font-size="12pt" style:text-underline-style="none" fo:font-weight="bold" officeooo:rsid="002ba8a1" officeooo:paragraph-rsid="002d93a5" style:font-size-asian="12pt" style:font-weight-asian="bold" style:font-name-complex="Times" style:font-size-complex="12pt" style:font-weight-complex="bold"/>
    </style:style>
    <style:style style:name="P63" style:family="paragraph" style:parent-style-name="Heading_20_1">
      <style:paragraph-properties fo:margin-top="0cm" fo:margin-bottom="0cm" loext:contextual-spacing="false"/>
      <style:text-properties style:font-name="Roboto Light1" style:text-underline-style="none" fo:font-weight="normal" officeooo:rsid="0022f50d" officeooo:paragraph-rsid="002d93a5" style:font-weight-asian="normal" style:font-name-complex="Times" style:font-weight-complex="normal"/>
    </style:style>
    <style:style style:name="P64" style:family="paragraph" style:parent-style-name="Text_20_body">
      <style:paragraph-properties fo:margin-left="0cm" fo:margin-right="0cm" fo:text-indent="0cm" style:auto-text-indent="false"/>
      <style:text-properties style:font-name="Roboto Light" fo:font-weight="normal" officeooo:rsid="00ce56ed" officeooo:paragraph-rsid="002d93a5" style:font-weight-asian="normal" style:font-weight-complex="normal"/>
    </style:style>
    <style:style style:name="P65" style:family="paragraph" style:parent-style-name="Text_20_body">
      <style:paragraph-properties fo:margin-left="0cm" fo:margin-right="0cm" fo:text-indent="0cm" style:auto-text-indent="false"/>
      <style:text-properties officeooo:paragraph-rsid="002d93a5"/>
    </style:style>
    <style:style style:name="P66"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Roboto Light1" fo:font-size="12pt" fo:font-style="normal" style:text-underline-style="none" fo:font-weight="normal" officeooo:paragraph-rsid="002d93a5" style:text-blinking="false" fo:background-color="transparent" style:font-size-asian="12pt" style:font-size-complex="12pt"/>
    </style:style>
    <style:style style:name="P67" style:family="paragraph" style:parent-style-name="Text_20_body">
      <style:paragraph-properties fo:margin-left="0cm" fo:margin-right="0cm" fo:text-indent="0cm" style:auto-text-indent="false"/>
      <style:text-properties style:font-name="Roboto Light1" officeooo:paragraph-rsid="002d93a5"/>
    </style:style>
    <style:style style:name="P68" style:family="paragraph" style:parent-style-name="Heading_20_3">
      <style:text-properties style:font-name="Roboto Light2" fo:font-size="12pt" style:text-underline-style="none" fo:font-weight="bold" officeooo:paragraph-rsid="002d93a5" style:font-size-asian="12pt" style:font-weight-asian="bold" style:font-name-complex="Times" style:font-size-complex="12pt" style:font-weight-complex="bold"/>
    </style:style>
    <style:style style:name="P69" style:family="paragraph" style:parent-style-name="Heading_20_1">
      <style:text-properties style:font-name="Roboto Light1" fo:font-size="12pt" fo:font-weight="normal" officeooo:rsid="0010203f" officeooo:paragraph-rsid="003d4424" style:font-size-asian="12pt" style:font-weight-asian="normal" style:font-size-complex="12pt" style:font-weight-complex="normal"/>
    </style:style>
    <style:style style:name="P70" style:family="paragraph" style:parent-style-name="Text_20_body">
      <style:paragraph-properties fo:margin-top="0cm" fo:margin-bottom="0cm" loext:contextual-spacing="false"/>
      <style:text-properties style:font-name="Roboto Light1" fo:font-size="12pt" style:text-underline-style="none" fo:font-weight="normal" officeooo:rsid="003e519e" officeooo:paragraph-rsid="003e519e" style:font-size-asian="12pt" style:font-weight-asian="normal" style:font-name-complex="Times" style:font-size-complex="12pt" style:font-weight-complex="normal"/>
    </style:style>
    <style:style style:name="P71" style:family="paragraph" style:parent-style-name="Text_20_body">
      <style:paragraph-properties fo:margin-top="0cm" fo:margin-bottom="0cm" loext:contextual-spacing="false"/>
      <style:text-properties style:font-name="Roboto Light1" fo:font-size="12pt" style:text-underline-style="none" fo:font-weight="normal" officeooo:rsid="0060e009" officeooo:paragraph-rsid="0060e009" style:font-size-asian="12pt" style:font-weight-asian="normal" style:font-name-complex="Times" style:font-size-complex="12pt" style:font-weight-complex="normal"/>
    </style:style>
    <style:style style:name="P72" style:family="paragraph" style:parent-style-name="Text_20_body">
      <style:paragraph-properties fo:margin-top="0cm" fo:margin-bottom="0cm" loext:contextual-spacing="false"/>
      <style:text-properties style:font-name="Roboto Light1" fo:font-size="12pt" style:text-underline-style="none" fo:font-weight="normal" officeooo:rsid="0022f50d" officeooo:paragraph-rsid="0064a40d" style:font-size-asian="12pt" style:font-weight-asian="normal" style:font-name-complex="Times" style:font-size-complex="12pt" style:font-weight-complex="normal"/>
    </style:style>
    <style:style style:name="P73" style:family="paragraph" style:parent-style-name="Text_20_body">
      <style:paragraph-properties fo:margin-top="0cm" fo:margin-bottom="0cm" loext:contextual-spacing="false"/>
      <style:text-properties style:font-name="Roboto Light1" fo:font-size="12pt" style:text-underline-style="none" fo:font-weight="normal" officeooo:rsid="0022f50d" officeooo:paragraph-rsid="0066c44b" style:font-size-asian="12pt" style:font-weight-asian="normal" style:font-name-complex="Times" style:font-size-complex="12pt" style:font-weight-complex="normal"/>
    </style:style>
    <style:style style:name="P74" style:family="paragraph" style:parent-style-name="Text_20_body">
      <style:paragraph-properties fo:margin-top="0cm" fo:margin-bottom="0cm" loext:contextual-spacing="false"/>
      <style:text-properties style:font-name="Roboto Light1" fo:font-size="12pt" style:text-underline-style="none" fo:font-weight="normal" officeooo:rsid="00657232" officeooo:paragraph-rsid="00657232" style:font-size-asian="12pt" style:font-weight-asian="normal" style:font-name-complex="Times" style:font-size-complex="12pt" style:font-weight-complex="normal"/>
    </style:style>
    <style:style style:name="P75" style:family="paragraph" style:parent-style-name="Text_20_body">
      <style:paragraph-properties fo:margin-top="0cm" fo:margin-bottom="0cm" loext:contextual-spacing="false"/>
      <style:text-properties style:font-name="Roboto Light1" fo:font-size="12pt" style:text-underline-style="none" fo:font-weight="normal" officeooo:rsid="006858c2" officeooo:paragraph-rsid="006858c2" style:font-size-asian="12pt" style:font-weight-asian="normal" style:font-name-complex="Times" style:font-size-complex="12pt" style:font-weight-complex="normal"/>
    </style:style>
    <style:style style:name="P76" style:family="paragraph" style:parent-style-name="Text_20_body">
      <style:paragraph-properties fo:margin-top="0cm" fo:margin-bottom="0cm" loext:contextual-spacing="false">
        <style:tab-stops>
          <style:tab-stop style:position="15.372cm"/>
        </style:tab-stops>
      </style:paragraph-properties>
      <style:text-properties style:font-name="Roboto Light1" fo:font-size="12pt" style:text-underline-style="none" fo:font-weight="normal" officeooo:rsid="006858c2" officeooo:paragraph-rsid="006858c2" style:font-size-asian="12pt" style:font-weight-asian="normal" style:font-name-complex="Times" style:font-size-complex="12pt" style:font-weight-complex="normal"/>
    </style:style>
    <style:style style:name="P77" style:family="paragraph" style:parent-style-name="Text_20_body">
      <style:paragraph-properties fo:margin-top="0cm" fo:margin-bottom="0cm" loext:contextual-spacing="false"/>
      <style:text-properties style:font-name="Roboto Light1" fo:font-size="12pt" style:text-underline-style="none" fo:font-weight="normal" officeooo:rsid="006858c2" officeooo:paragraph-rsid="00686ac9" style:font-size-asian="12pt" style:font-weight-asian="normal" style:font-name-complex="Times" style:font-size-complex="12pt" style:font-weight-complex="normal"/>
    </style:style>
    <style:style style:name="P78" style:family="paragraph" style:parent-style-name="Text_20_body">
      <style:paragraph-properties fo:margin-top="0cm" fo:margin-bottom="0cm" loext:contextual-spacing="false"/>
      <style:text-properties style:font-name="Roboto Light1" fo:font-size="12pt" style:text-underline-style="none" fo:font-weight="normal" officeooo:rsid="006858c2" officeooo:paragraph-rsid="006a1dfc" style:font-size-asian="12pt" style:font-weight-asian="normal" style:font-name-complex="Times" style:font-size-complex="12pt" style:font-weight-complex="normal"/>
    </style:style>
    <style:style style:name="P79" style:family="paragraph" style:parent-style-name="Text_20_body">
      <style:paragraph-properties fo:margin-top="0cm" fo:margin-bottom="0cm" loext:contextual-spacing="false"/>
      <style:text-properties style:font-name="Roboto Light1" fo:font-size="12pt" style:text-underline-style="none" fo:font-weight="normal" officeooo:rsid="006858c2" officeooo:paragraph-rsid="006c153d" style:font-size-asian="12pt" style:font-weight-asian="normal" style:font-name-complex="Times" style:font-size-complex="12pt" style:font-weight-complex="normal"/>
    </style:style>
    <style:style style:name="P80" style:family="paragraph" style:parent-style-name="Text_20_body">
      <style:paragraph-properties fo:margin-top="0cm" fo:margin-bottom="0cm" loext:contextual-spacing="false"/>
      <style:text-properties style:font-name="Roboto Light1" fo:font-size="12pt" style:text-underline-style="none" fo:font-weight="normal" officeooo:rsid="006858c2" officeooo:paragraph-rsid="006d9481" style:font-size-asian="12pt" style:font-weight-asian="normal" style:font-name-complex="Times" style:font-size-complex="12pt" style:font-weight-complex="normal"/>
    </style:style>
    <style:style style:name="P81" style:family="paragraph" style:parent-style-name="Text_20_body">
      <style:paragraph-properties fo:margin-top="0cm" fo:margin-bottom="0cm" loext:contextual-spacing="false"/>
      <style:text-properties style:font-name="Roboto Light1" fo:font-size="12pt" style:text-underline-style="none" fo:font-weight="normal" officeooo:rsid="006858c2" officeooo:paragraph-rsid="006daa29" style:font-size-asian="12pt" style:font-weight-asian="normal" style:font-name-complex="Times" style:font-size-complex="12pt" style:font-weight-complex="normal"/>
    </style:style>
    <style:style style:name="P82" style:family="paragraph" style:parent-style-name="Text_20_body">
      <style:text-properties style:font-name="Roboto Light" fo:font-weight="normal" officeooo:rsid="00448ed6" officeooo:paragraph-rsid="00033691" style:font-weight-asian="normal" style:font-weight-complex="normal"/>
    </style:style>
    <style:style style:name="P83" style:family="paragraph" style:parent-style-name="Text_20_body">
      <style:text-properties style:font-name="Roboto Light" fo:font-weight="normal" officeooo:rsid="0066c44b" officeooo:paragraph-rsid="0066c44b" style:font-weight-asian="normal" style:font-weight-complex="normal"/>
    </style:style>
    <style:style style:name="P84" style:family="paragraph" style:parent-style-name="Text_20_body">
      <style:text-properties style:font-name="Roboto Light" fo:font-weight="bold" officeooo:rsid="00448ed6" officeooo:paragraph-rsid="0066c44b" style:font-weight-asian="bold" style:font-weight-complex="bold"/>
    </style:style>
    <style:style style:name="P85" style:family="paragraph" style:parent-style-name="Standard" style:list-style-name="L1">
      <style:text-properties style:font-name="Roboto Light1" officeooo:rsid="0017302a" officeooo:paragraph-rsid="002d93a5"/>
    </style:style>
    <style:style style:name="T1" style:family="text">
      <style:text-properties style:text-underline-style="none" style:font-name-complex="Times"/>
    </style:style>
    <style:style style:name="T2" style:family="text">
      <style:text-properties style:text-underline-style="none" officeooo:rsid="0017596b" style:font-name-complex="Times"/>
    </style:style>
    <style:style style:name="T3" style:family="text">
      <style:text-properties style:text-underline-style="none" officeooo:rsid="00210a3a" style:font-name-complex="Times"/>
    </style:style>
    <style:style style:name="T4" style:family="text">
      <style:text-properties style:text-underline-style="none" officeooo:rsid="002983d4" style:font-name-complex="Times"/>
    </style:style>
    <style:style style:name="T5" style:family="text">
      <style:text-properties style:text-underline-style="none" officeooo:rsid="002164d3" style:font-name-complex="Times"/>
    </style:style>
    <style:style style:name="T6" style:family="text">
      <style:text-properties style:text-underline-style="none" officeooo:rsid="002e693c" style:font-name-complex="Times"/>
    </style:style>
    <style:style style:name="T7" style:family="text">
      <style:text-properties style:font-name="Roboto Light2"/>
    </style:style>
    <style:style style:name="T8" style:family="text">
      <style:text-properties style:font-name="Roboto Light2" style:text-underline-style="none" style:font-name-complex="Times"/>
    </style:style>
    <style:style style:name="T9" style:family="text">
      <style:text-properties style:font-name="Roboto Light2" style:text-underline-style="none" officeooo:rsid="0017596b" style:font-name-complex="Times"/>
    </style:style>
    <style:style style:name="T10" style:family="text">
      <style:text-properties style:font-name="Roboto Light2" style:text-underline-style="none" officeooo:rsid="002983d4" style:font-name-complex="Times"/>
    </style:style>
    <style:style style:name="T11" style:family="text">
      <style:text-properties style:font-name="Roboto Light2" style:text-underline-style="none" officeooo:rsid="002164d3" style:font-name-complex="Times"/>
    </style:style>
    <style:style style:name="T12" style:family="text">
      <style:text-properties style:font-name="Roboto Light2" style:text-underline-style="none" officeooo:rsid="0039f0e7" style:font-name-complex="Times"/>
    </style:style>
    <style:style style:name="T13" style:family="text">
      <style:text-properties style:font-name="Roboto Light2" style:text-underline-style="none" officeooo:rsid="003e7822" style:font-name-complex="Times"/>
    </style:style>
    <style:style style:name="T14" style:family="text">
      <style:text-properties style:font-name="Roboto Light2" style:text-underline-style="none" officeooo:rsid="002b1326" style:font-name-complex="Times"/>
    </style:style>
    <style:style style:name="T15" style:family="text">
      <style:text-properties style:font-name="Roboto Light2" style:text-underline-style="none" officeooo:rsid="00033691" style:font-name-complex="Times"/>
    </style:style>
    <style:style style:name="T16" style:family="text">
      <style:text-properties style:font-name="Roboto Light2" style:text-underline-style="none" officeooo:rsid="00bcd8ab" style:font-name-complex="Times"/>
    </style:style>
    <style:style style:name="T17" style:family="text">
      <style:text-properties style:font-name="Roboto Light2" style:text-underline-style="none" officeooo:rsid="013a9229" style:font-name-complex="Times"/>
    </style:style>
    <style:style style:name="T18" style:family="text">
      <style:text-properties style:font-name="Roboto Light2" style:text-underline-style="none" officeooo:rsid="0014996d" style:font-name-complex="Times"/>
    </style:style>
    <style:style style:name="T19" style:family="text">
      <style:text-properties style:font-name="Roboto Light2" style:text-underline-style="none" officeooo:rsid="001674ed" style:font-name-complex="Times"/>
    </style:style>
    <style:style style:name="T20" style:family="text">
      <style:text-properties style:font-name="Roboto Light2" style:text-underline-style="none" officeooo:rsid="0017302a" style:font-name-complex="Times"/>
    </style:style>
    <style:style style:name="T21" style:family="text">
      <style:text-properties style:font-name="Roboto Light2" style:text-underline-style="none" officeooo:rsid="00188fd0" style:font-name-complex="Times"/>
    </style:style>
    <style:style style:name="T22" style:family="text">
      <style:text-properties style:font-name="Roboto Light2" style:text-underline-style="none" fo:font-weight="bold" style:font-weight-asian="bold" style:font-name-complex="Times" style:font-weight-complex="bold"/>
    </style:style>
    <style:style style:name="T23" style:family="text">
      <style:text-properties style:font-name="Roboto Light2" style:text-underline-style="none" fo:font-weight="bold" officeooo:rsid="001ae32c" style:font-weight-asian="bold" style:font-name-complex="Times" style:font-weight-complex="bold"/>
    </style:style>
    <style:style style:name="T24" style:family="text">
      <style:text-properties style:font-name="Roboto Light2" fo:font-style="italic" style:text-underline-style="none" officeooo:rsid="002b1326" style:font-style-asian="italic" style:font-name-complex="Times" style:font-style-complex="italic"/>
    </style:style>
    <style:style style:name="T25" style:family="text">
      <style:text-properties style:font-name="Roboto Light2" fo:font-style="italic" style:text-underline-style="none" officeooo:rsid="001674ed" style:font-style-asian="italic" style:font-name-complex="Times" style:font-style-complex="italic"/>
    </style:style>
    <style:style style:name="T26" style:family="text">
      <style:text-properties style:font-name="Roboto Light2" fo:font-style="italic" style:text-underline-style="none" officeooo:rsid="00712cc3" fo:background-color="#ffffff" loext:char-shading-value="0" style:font-style-asian="italic" style:font-name-complex="Times" style:font-style-complex="italic"/>
    </style:style>
    <style:style style:name="T27" style:family="text">
      <style:text-properties style:font-name="Roboto Light2" fo:font-style="italic" style:font-style-asian="italic" style:font-style-complex="italic"/>
    </style:style>
    <style:style style:name="T28" style:family="text">
      <style:text-properties style:font-name="Roboto Light2" fo:font-style="italic" officeooo:rsid="004afa5c" style:font-style-asian="italic" style:font-style-complex="italic"/>
    </style:style>
    <style:style style:name="T29" style:family="text">
      <style:text-properties style:font-name="Roboto Light2" fo:font-style="normal" style:text-underline-style="none" fo:font-weight="normal" officeooo:rsid="0017596b" style:font-style-asian="normal" style:font-weight-asian="normal" style:font-name-complex="Times" style:font-style-complex="normal" style:font-weight-complex="normal"/>
    </style:style>
    <style:style style:name="T30" style:family="text">
      <style:text-properties style:font-name="Roboto Light2" fo:font-style="normal" style:text-underline-style="none" fo:font-weight="normal" officeooo:rsid="00dcef24" style:font-style-asian="normal" style:font-weight-asian="normal" style:font-name-complex="Times" style:font-style-complex="normal" style:font-weight-complex="normal"/>
    </style:style>
    <style:style style:name="T31" style:family="text">
      <style:text-properties style:font-name="Roboto Light2" fo:font-style="normal" style:text-underline-style="none" fo:font-weight="normal" officeooo:rsid="002475cd" style:font-style-asian="normal" style:font-weight-asian="normal" style:font-name-complex="Times" style:font-style-complex="normal" style:font-weight-complex="normal"/>
    </style:style>
    <style:style style:name="T32" style:family="text">
      <style:text-properties style:font-name="Roboto Light2" fo:font-style="normal" style:text-underline-style="none" officeooo:rsid="0017596b" style:font-style-asian="normal" style:font-name-complex="Times" style:font-style-complex="normal"/>
    </style:style>
    <style:style style:name="T33" style:family="text">
      <style:text-properties style:font-name="Roboto Light2" fo:font-style="normal" style:text-underline-style="none" officeooo:rsid="00033691" style:font-style-asian="normal" style:font-name-complex="Times" style:font-style-complex="normal"/>
    </style:style>
    <style:style style:name="T34" style:family="text">
      <style:text-properties style:font-name="Roboto Light2" fo:font-style="normal" style:text-underline-style="none" officeooo:rsid="00052c50" style:font-style-asian="normal" style:font-name-complex="Times" style:font-style-complex="normal"/>
    </style:style>
    <style:style style:name="T35" style:family="text">
      <style:text-properties style:font-name="Roboto Light2" fo:font-size="12pt"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36" style:family="text">
      <style:text-properties style:font-name="Roboto Light2" fo:font-size="12pt" fo:font-style="normal" style:text-underline-style="none" fo:font-weight="normal" officeooo:rsid="0022522f" style:font-size-asian="12pt" style:font-style-asian="normal" style:font-weight-asian="normal" style:font-name-complex="Times" style:font-size-complex="12pt" style:font-style-complex="normal" style:font-weight-complex="normal"/>
    </style:style>
    <style:style style:name="T37" style:family="text">
      <style:text-properties style:font-name="Roboto Light2" fo:font-size="12pt" fo:font-style="normal" style:text-underline-style="none" officeooo:rsid="0017596b" style:font-size-asian="12pt" style:font-style-asian="normal" style:font-name-complex="Times" style:font-size-complex="12pt" style:font-style-complex="normal"/>
    </style:style>
    <style:style style:name="T38" style:family="text">
      <style:text-properties style:font-name="Roboto Light2" fo:font-size="12pt" fo:font-style="normal" style:text-underline-style="none" officeooo:rsid="002164d3" style:font-size-asian="12pt" style:font-style-asian="normal" style:font-name-complex="Times" style:font-size-complex="12pt" style:font-style-complex="normal"/>
    </style:style>
    <style:style style:name="T39" style:family="text">
      <style:text-properties style:font-name="Roboto Light2" fo:font-size="12pt" fo:font-style="normal" style:text-underline-style="none" officeooo:rsid="001f6f06" style:font-size-asian="12pt" style:font-style-asian="normal" style:font-name-complex="Times" style:font-size-complex="12pt" style:font-style-complex="normal"/>
    </style:style>
    <style:style style:name="T40" style:family="text">
      <style:text-properties style:font-name="Roboto Light2" fo:font-size="12pt" fo:font-style="normal" style:text-underline-style="none" officeooo:rsid="00207ef6" style:font-size-asian="12pt" style:font-style-asian="normal" style:font-name-complex="Times" style:font-size-complex="12pt" style:font-style-complex="normal"/>
    </style:style>
    <style:style style:name="T41" style:family="text">
      <style:text-properties style:font-name="Roboto Light2" fo:font-size="12pt" fo:font-style="normal" style:text-underline-style="none" officeooo:rsid="0021c7e9" style:font-size-asian="12pt" style:font-style-asian="normal" style:font-name-complex="Times" style:font-size-complex="12pt" style:font-style-complex="normal"/>
    </style:style>
    <style:style style:name="T42" style:family="text">
      <style:text-properties style:font-name="Roboto Light2" fo:font-size="12pt" fo:font-style="normal" style:text-underline-style="none" officeooo:rsid="0022522f" style:font-size-asian="12pt" style:font-style-asian="normal" style:font-name-complex="Times" style:font-size-complex="12pt" style:font-style-complex="normal"/>
    </style:style>
    <style:style style:name="T43" style:family="text">
      <style:text-properties style:font-name="Roboto Light2" fo:font-size="12pt" fo:font-style="normal" style:text-underline-style="none" officeooo:rsid="0022a3bb" style:font-size-asian="12pt" style:font-style-asian="normal" style:font-name-complex="Times" style:font-size-complex="12pt" style:font-style-complex="normal"/>
    </style:style>
    <style:style style:name="T44" style:family="text">
      <style:text-properties style:font-name="Roboto Light2" fo:font-size="12pt" fo:font-style="normal" officeooo:rsid="0025730c" style:font-size-asian="12pt" style:font-style-asian="normal" style:font-size-complex="12pt" style:font-style-complex="normal"/>
    </style:style>
    <style:style style:name="T45" style:family="text">
      <style:text-properties style:font-name="Roboto Light2" fo:font-size="12pt" fo:font-style="normal" officeooo:rsid="0026d923" style:font-size-asian="12pt" style:font-style-asian="normal" style:font-size-complex="12pt" style:font-style-complex="normal"/>
    </style:style>
    <style:style style:name="T46" style:family="text">
      <style:text-properties style:font-name="Roboto Light2" fo:font-size="12pt" fo:font-style="normal" officeooo:rsid="002e441d" style:font-size-asian="12pt" style:font-style-asian="normal" style:font-size-complex="12pt" style:font-style-complex="normal"/>
    </style:style>
    <style:style style:name="T47" style:family="text">
      <style:text-properties style:font-name="Roboto Light2" fo:font-size="12pt" fo:font-style="normal" fo:font-weight="bold" officeooo:rsid="002e441d" style:font-size-asian="12pt" style:font-style-asian="normal" style:font-weight-asian="bold" style:font-size-complex="12pt" style:font-style-complex="normal" style:font-weight-complex="bold"/>
    </style:style>
    <style:style style:name="T48" style:family="text">
      <style:text-properties style:font-name="Roboto Light2" fo:font-size="12pt" fo:font-style="normal" fo:font-weight="bold" officeooo:rsid="00303150" style:font-size-asian="12pt" style:font-style-asian="normal" style:font-weight-asian="bold" style:font-size-complex="12pt" style:font-style-complex="normal" style:font-weight-complex="bold"/>
    </style:style>
    <style:style style:name="T49" style:family="text">
      <style:text-properties style:font-name="Roboto Light2" fo:font-size="12pt" fo:font-style="normal" fo:font-weight="normal" officeooo:rsid="00303150" style:font-size-asian="12pt" style:font-style-asian="normal" style:font-weight-asian="normal" style:font-size-complex="12pt" style:font-style-complex="normal" style:font-weight-complex="normal"/>
    </style:style>
    <style:style style:name="T50" style:family="text">
      <style:text-properties style:font-name="Roboto Light2" officeooo:rsid="0017596b"/>
    </style:style>
    <style:style style:name="T51" style:family="text">
      <style:text-properties style:font-name="Roboto Light2" officeooo:rsid="002164d3"/>
    </style:style>
    <style:style style:name="T52" style:family="text">
      <style:text-properties style:font-name="Roboto Light2" officeooo:rsid="0041c71e"/>
    </style:style>
    <style:style style:name="T53" style:family="text">
      <style:text-properties style:font-name="Roboto Light2" officeooo:rsid="00491661"/>
    </style:style>
    <style:style style:name="T54" style:family="text">
      <style:text-properties style:font-name="Roboto Light2" officeooo:rsid="004afa5c"/>
    </style:style>
    <style:style style:name="T55" style:family="text">
      <style:text-properties style:font-name="Roboto Light2" officeooo:rsid="004dc425"/>
    </style:style>
    <style:style style:name="T56" style:family="text">
      <style:text-properties style:font-name="Roboto Light2" officeooo:rsid="00567b52"/>
    </style:style>
    <style:style style:name="T57" style:family="text">
      <style:text-properties style:font-name="Roboto Light2" officeooo:rsid="0064a40d"/>
    </style:style>
    <style:style style:name="T58" style:family="text">
      <style:text-properties style:font-name="Roboto Light2" officeooo:rsid="00657232"/>
    </style:style>
    <style:style style:name="T59" style:family="text">
      <style:text-properties style:font-name="Roboto Light2" officeooo:rsid="0066c44b"/>
    </style:style>
    <style:style style:name="T60" style:family="text">
      <style:text-properties style:font-name="Roboto Light2" officeooo:rsid="00686ac9"/>
    </style:style>
    <style:style style:name="T61" style:family="text">
      <style:text-properties style:font-name="Roboto Light2" officeooo:rsid="006a1dfc"/>
    </style:style>
    <style:style style:name="T62" style:family="text">
      <style:text-properties style:font-name="Roboto Light2" officeooo:rsid="006c153d"/>
    </style:style>
    <style:style style:name="T63" style:family="text">
      <style:text-properties style:font-name="Roboto Light2" officeooo:rsid="006d4afa"/>
    </style:style>
    <style:style style:name="T64" style:family="text">
      <style:text-properties style:font-name="Roboto Light2" officeooo:rsid="006d9481"/>
    </style:style>
    <style:style style:name="T65" style:family="text">
      <style:text-properties style:font-name="Roboto Light2" officeooo:rsid="006daa29"/>
    </style:style>
    <style:style style:name="T66" style:family="text">
      <style:text-properties style:font-name="Roboto Light2" officeooo:rsid="006e2b90"/>
    </style:style>
    <style:style style:name="T67" style:family="text">
      <style:text-properties style:font-name="Roboto Light2" officeooo:rsid="006ff7c0"/>
    </style:style>
    <style:style style:name="T68" style:family="text">
      <style:text-properties fo:font-style="italic" style:text-underline-style="none" officeooo:rsid="002983d4" style:font-style-asian="italic" style:font-name-complex="Times" style:font-style-complex="italic"/>
    </style:style>
    <style:style style:name="T69" style:family="text">
      <style:text-properties fo:font-style="italic" style:font-style-asian="italic" style:font-style-complex="italic"/>
    </style:style>
    <style:style style:name="T70" style:family="text">
      <style:text-properties style:font-name="Roboto Light" fo:font-style="normal" style:text-underline-style="none" fo:font-weight="normal" officeooo:rsid="002475cd" style:font-style-asian="normal" style:font-weight-asian="normal" style:font-name-complex="Times" style:font-style-complex="normal" style:font-weight-complex="normal"/>
    </style:style>
    <style:style style:name="T71" style:family="text">
      <style:text-properties style:font-name="Roboto Light" fo:font-style="normal" style:text-underline-style="none" fo:font-weight="normal" officeooo:rsid="002164d3" style:font-style-asian="normal" style:font-weight-asian="normal" style:font-name-complex="Times" style:font-style-complex="normal" style:font-weight-complex="normal"/>
    </style:style>
    <style:style style:name="T72" style:family="text">
      <style:text-properties style:font-name="Roboto Light" fo:font-style="normal" style:text-underline-style="none" fo:font-weight="normal" officeooo:rsid="00033691" style:font-style-asian="normal" style:font-weight-asian="normal" style:font-name-complex="Times" style:font-style-complex="normal" style:font-weight-complex="normal"/>
    </style:style>
    <style:style style:name="T73" style:family="text">
      <style:text-properties style:font-name="Roboto Light" fo:font-style="normal" style:text-underline-style="none" fo:font-weight="bold" officeooo:rsid="0009d8e5" style:font-style-asian="normal" style:font-weight-asian="bold" style:font-name-complex="Times" style:font-style-complex="normal" style:font-weight-complex="bold"/>
    </style:style>
    <style:style style:name="T74" style:family="text">
      <style:text-properties style:font-name="Roboto Light" fo:font-style="normal" style:text-underline-style="none" fo:font-weight="bold" officeooo:rsid="0063f609" style:font-style-asian="normal" style:font-weight-asian="bold" style:font-name-complex="Times" style:font-style-complex="normal" style:font-weight-complex="bold"/>
    </style:style>
    <style:style style:name="T75" style:family="text">
      <style:text-properties officeooo:rsid="0138c06c"/>
    </style:style>
    <style:style style:name="T76" style:family="text">
      <style:text-properties fo:font-style="normal" style:text-underline-style="none" officeooo:rsid="002164d3" style:font-style-asian="normal" style:font-name-complex="Times" style:font-style-complex="normal"/>
    </style:style>
    <style:style style:name="T77" style:family="text">
      <style:text-properties fo:font-style="normal" style:text-underline-style="none" officeooo:rsid="00033691" style:font-style-asian="normal" style:font-name-complex="Times" style:font-style-complex="normal"/>
    </style:style>
    <style:style style:name="T78" style:family="text">
      <style:text-properties fo:font-style="normal" style:text-underline-style="none" officeooo:rsid="00052c50" style:font-style-asian="normal" style:font-name-complex="Times" style:font-style-complex="normal"/>
    </style:style>
    <style:style style:name="T79" style:family="text">
      <style:text-properties fo:font-style="normal" style:text-underline-style="none" officeooo:rsid="000563a0" style:font-style-asian="normal" style:font-name-complex="Times" style:font-style-complex="normal"/>
    </style:style>
    <style:style style:name="T80" style:family="text">
      <style:text-properties fo:font-style="normal" style:text-underline-style="none" fo:font-weight="bold" officeooo:rsid="0009d8e5" style:font-style-asian="normal" style:font-weight-asian="bold" style:font-name-complex="Times" style:font-style-complex="normal" style:font-weight-complex="bold"/>
    </style:style>
    <style:style style:name="T81" style:family="text">
      <style:text-properties fo:font-variant="normal" fo:text-transform="none" fo:color="#000000" style:text-line-through-style="none" style:text-line-through-type="none" style:font-name="Roboto Light1" fo:font-size="12pt" fo:font-style="normal" style:text-underline-style="none" fo:font-weight="normal" officeooo:rsid="0017596b" style:text-blinking="false" fo:background-color="transparent" loext:char-shading-value="0" style:font-size-asian="12pt" style:font-style-asian="normal" style:font-name-complex="Times" style:font-size-complex="12pt" style:font-style-complex="normal"/>
    </style:style>
    <style:style style:name="T82" style:family="text">
      <style:text-properties fo:font-variant="normal" fo:text-transform="none" fo:color="#000000" style:text-line-through-style="none" style:text-line-through-type="none" style:font-name="Roboto Light1" fo:font-size="12pt" fo:font-style="normal" style:text-underline-style="none" fo:font-weight="normal" style:text-blinking="false" fo:background-color="transparent" loext:char-shading-value="0" style:font-size-asian="12pt" style:font-size-complex="12pt"/>
    </style:style>
    <style:style style:name="T83" style:family="text">
      <style:text-properties style:font-name="Roboto Light1" fo:font-size="12pt" fo:font-style="normal" style:text-underline-style="none" fo:font-weight="normal" officeooo:rsid="0017596b" style:font-size-asian="12pt" style:font-style-asian="normal" style:font-weight-asian="normal" style:font-name-complex="Times" style:font-size-complex="12pt" style:font-style-complex="normal" style:font-weight-complex="normal"/>
    </style:style>
    <style:style style:name="T84" style:family="text">
      <style:text-properties style:font-name="Roboto Light1" fo:font-size="12pt"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85" style:family="text">
      <style:text-properties style:font-name="Roboto Light1" fo:font-size="12pt" fo:font-style="normal" style:text-underline-style="none" fo:font-weight="bold" officeooo:rsid="000d4f4d" style:font-size-asian="12pt" style:font-style-asian="normal" style:font-weight-asian="bold" style:font-name-complex="Times" style:font-size-complex="12pt" style:font-style-complex="normal" style:font-weight-complex="bold"/>
    </style:style>
    <style:style style:name="T86" style:family="text">
      <style:text-properties style:font-name="Roboto Light1" fo:font-size="12pt" style:text-underline-style="none" fo:font-weight="normal" officeooo:rsid="003e519e" style:font-size-asian="12pt" style:font-weight-asian="normal" style:font-name-complex="Times" style:font-size-complex="12pt" style:font-weight-complex="normal"/>
    </style:style>
    <style:style style:name="T87" style:family="text">
      <style:text-properties style:font-name="Roboto Light1" fo:font-size="12pt" style:text-underline-style="none" fo:font-weight="normal" officeooo:rsid="002c10ad" style:font-size-asian="12pt" style:font-weight-asian="normal" style:font-name-complex="Times" style:font-size-complex="12pt" style:font-weight-complex="normal"/>
    </style:style>
    <style:style style:name="T88" style:family="text">
      <style:text-properties style:font-name="Roboto Light1" fo:font-size="12pt" style:text-underline-style="none" fo:font-weight="normal" officeooo:rsid="003f71be" style:font-size-asian="12pt" style:font-weight-asian="normal" style:font-name-complex="Times" style:font-size-complex="12pt" style:font-weight-complex="normal"/>
    </style:style>
    <style:style style:name="T89" style:family="text">
      <style:text-properties fo:font-size="12pt" fo:font-style="normal" style:text-underline-style="none" fo:font-weight="normal" officeooo:rsid="0009eab8" style:font-size-asian="12pt" style:font-style-asian="normal" style:font-weight-asian="normal" style:font-name-complex="Times" style:font-size-complex="12pt" style:font-style-complex="normal" style:font-weight-complex="normal"/>
    </style:style>
    <style:style style:name="T90" style:family="text">
      <style:text-properties fo:font-size="12pt" fo:font-style="normal" style:text-underline-style="none" fo:font-weight="normal" officeooo:rsid="00079a33" style:font-size-asian="12pt" style:font-style-asian="normal" style:font-weight-asian="normal" style:font-name-complex="Times" style:font-size-complex="12pt" style:font-style-complex="normal" style:font-weight-complex="normal"/>
    </style:style>
    <style:style style:name="T91" style:family="text">
      <style:text-properties fo:font-size="12pt" fo:font-style="normal" style:text-underline-style="none" fo:font-weight="normal" officeooo:rsid="0017596b" style:font-size-asian="12pt" style:font-style-asian="normal" style:font-weight-asian="normal" style:font-name-complex="Times" style:font-size-complex="12pt" style:font-style-complex="normal" style:font-weight-complex="normal"/>
    </style:style>
    <style:style style:name="T92" style:family="text">
      <style:text-properties fo:font-size="12pt"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93" style:family="text">
      <style:text-properties fo:font-size="12pt" fo:font-style="normal" style:text-underline-style="none" fo:font-weight="normal" officeooo:rsid="0009d8e5" style:font-size-asian="12pt" style:font-style-asian="normal" style:font-weight-asian="normal" style:font-name-complex="Times" style:font-size-complex="12pt" style:font-style-complex="normal" style:font-weight-complex="normal"/>
    </style:style>
    <style:style style:name="T94" style:family="text">
      <style:text-properties fo:font-size="12pt" fo:font-style="normal" style:text-underline-style="none" fo:font-weight="normal" officeooo:rsid="000b07e3" style:font-size-asian="12pt" style:font-style-asian="normal" style:font-weight-asian="normal" style:font-name-complex="Times" style:font-size-complex="12pt" style:font-style-complex="normal" style:font-weight-complex="normal"/>
    </style:style>
    <style:style style:name="T95" style:family="text">
      <style:text-properties fo:font-size="12pt" fo:font-style="normal" style:text-underline-style="none" fo:font-weight="normal" officeooo:rsid="0017302a" style:font-size-asian="12pt" style:font-style-asian="normal" style:font-weight-asian="normal" style:font-name-complex="Times" style:font-size-complex="12pt" style:font-style-complex="normal" style:font-weight-complex="normal"/>
    </style:style>
    <style:style style:name="T96" style:family="text">
      <style:text-properties fo:font-size="12pt" fo:font-style="normal" officeooo:rsid="00256b71" style:font-size-asian="12pt" style:font-style-asian="normal" style:font-size-complex="12pt" style:font-style-complex="normal"/>
    </style:style>
    <style:style style:name="T97" style:family="text">
      <style:text-properties fo:font-size="12pt" fo:font-style="normal" officeooo:rsid="0035a74f" style:font-size-asian="12pt" style:font-style-asian="normal" style:font-size-complex="12pt" style:font-style-complex="normal"/>
    </style:style>
    <style:style style:name="T98" style:family="text">
      <style:text-properties fo:font-size="12pt" fo:font-style="normal" officeooo:rsid="00362651" style:font-size-asian="12pt" style:font-style-asian="normal" style:font-size-complex="12pt" style:font-style-complex="normal"/>
    </style:style>
    <style:style style:name="T99" style:family="text">
      <style:text-properties fo:font-size="12pt" fo:font-style="normal" officeooo:rsid="00376398" style:font-size-asian="12pt" style:font-style-asian="normal" style:font-size-complex="12pt" style:font-style-complex="normal"/>
    </style:style>
    <style:style style:name="T100" style:family="text">
      <style:text-properties fo:font-size="12pt" fo:font-style="normal" officeooo:rsid="00395558" style:font-size-asian="12pt" style:font-style-asian="normal" style:font-size-complex="12pt" style:font-style-complex="normal"/>
    </style:style>
    <style:style style:name="T101" style:family="text">
      <style:text-properties fo:font-size="12pt" fo:font-style="normal" officeooo:rsid="003adc02" style:font-size-asian="12pt" style:font-style-asian="normal" style:font-size-complex="12pt" style:font-style-complex="normal"/>
    </style:style>
    <style:style style:name="T102" style:family="text">
      <style:text-properties fo:font-size="12pt" fo:font-style="normal" officeooo:rsid="003b45e6" style:font-size-asian="12pt" style:font-style-asian="normal" style:font-size-complex="12pt" style:font-style-complex="normal"/>
    </style:style>
    <style:style style:name="T103" style:family="text">
      <style:text-properties fo:font-weight="normal" style:font-weight-asian="normal" style:font-weight-complex="normal"/>
    </style:style>
    <style:style style:name="T104" style:family="text">
      <style:text-properties fo:font-weight="normal" officeooo:rsid="002d6a40" style:font-weight-asian="normal" style:font-weight-complex="normal"/>
    </style:style>
    <style:style style:name="T105" style:family="text">
      <style:text-properties fo:font-weight="normal" officeooo:rsid="003f71be" style:font-weight-asian="normal" style:font-weight-complex="normal"/>
    </style:style>
    <style:style style:name="T106" style:family="text">
      <style:text-properties officeooo:rsid="003d4424"/>
    </style:style>
    <style:style style:name="T107" style:family="text">
      <style:text-properties officeooo:rsid="0066c44b"/>
    </style:style>
    <style:style style:name="T108" style:family="text">
      <style:text-properties fo:font-weight="bold" officeooo:rsid="00448ed6"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PUNTI</text:p>
      <text:list xml:id="list6942842579088889191" text:style-name="L1">
        <text:list-item>
          <text:p text:style-name="P85">dipendenza dei videogiochi → ingegneria delle emozioni, social network</text:p>
        </text:list-item>
        <text:list-item>
          <text:p text:style-name="P85">La tecnologia fornisce lo strumento, l’utente il contenuto</text:p>
          <text:p text:style-name="P85"/>
        </text:list-item>
      </text:list>
      <text:p text:style-name="P21">LIBRI</text:p>
      <text:p text:style-name="P21"/>
      <text:p text:style-name="P1"><text:span text:style-name="T75">E. Castronova, </text:span><text:bookmark text:name="title1"/><text:bookmark text:name="productTitle1"/><text:span text:style-name="T69">Exodus to the Virtual World: How Online Fun Is Changing Reality</text:span></text:p>
      <text:p text:style-name="P25">J.H. Gilmore, B.J. Pine, Authenticity: what consumers really want</text:p>
      <text:h text:style-name="P69" text:outline-level="1"><text:span text:style-name="T106">W. Phillips, A</text:span> Composer's Guide to Game Music</text:h>
      <text:p text:style-name="P18">-articolo contro il link videogiochi violenza http://videogames.procon.org/sourcefiles/Reviewofresearch.pdf</text:p>
      <text:p text:style-name="P25"/>
      <text:p text:style-name="P21"/>
      <text:p text:style-name="P22">VIDEO</text:p>
      <text:p text:style-name="P22"/>
      <text:p text:style-name="P22"><text:span text:style-name="Emphasis"><text:span text:style-name="T85">Jesse Schell: When games invade real life</text:span></text:span></text:p>
      <text:p text:style-name="P22"><text:a xlink:type="simple" xlink:href="https://www.youtube.com/watch?v=aR3C5GyxBZU" text:style-name="Internet_20_link" text:visited-style-name="Visited_20_Internet_20_Link"><text:span text:style-name="Emphasis"><text:span text:style-name="T85">https://www.youtube.com/watch?v=aR3C5GyxBZU</text:span></text:span></text:a></text:p>
      <text:p text:style-name="P22"><text:span text:style-name="Emphasis"><text:span text:style-name="T85"/></text:span></text:p>
      <text:p text:style-name="P60"><text:span text:style-name="T23">Daphne Bavelier - </text:span><text:bookmark text:name="eow-title"/><text:span text:style-name="T22">Your brain on video games</text:span></text:p>
      <text:p text:style-name="P50"><text:a xlink:type="simple" xlink:href="https://www.youtube.com/watch?v=FktsFcooIG8" text:style-name="Internet_20_link" text:visited-style-name="Visited_20_Internet_20_Link">https://www.youtube.com/watch?v=FktsFcooIG8</text:a></text:p>
      <text:p text:style-name="P48">Controbatte alcune tra le più famose affermazioni sui videogiochi:</text:p>
      <text:p text:style-name="P48">- Peggiorano la vista.</text:p>
      <text:p text:style-name="P48">Giocare action games migliora la capacità di distinguere dettagli in un contesto confuso e la percezione di diverse gradazioni di grigio (abilità particolarmente importante ad esempio in una situazione di guida nella nebbia).</text:p>
      <text:p text:style-name="P48">- Diminuiscono la capacità di concentrazione.</text:p>
      <text:p text:style-name="P49">A test sul comportamento di giocatori e non giocatori, Bavalier ha affiancato lo studio di scansioni cerebrali. Entrambi questi metodi hanno indicato come i videogiocatori avessero una migliore capacità di attenzione, dovuta ad una maggiore efficienza del collegamento corteccia parietale – lobo anteriore – cingolata anteriore nel cervello. </text:p>
      <text:p text:style-name="P51"><text:span text:style-name="Emphasis"><text:span text:style-name="T35"/></text:span></text:p>
      <text:p text:style-name="P41"><text:span text:style-name="Emphasis"><text:span text:style-name="T39">Multitasking: chi gioca molti action games </text:span></text:span><text:span text:style-name="Emphasis"><text:span text:style-name="T43">(per i test erano stati scelti FPS) </text:span></text:span><text:span text:style-name="Emphasis"><text:span text:style-name="T39">passa da un task ad un altro molto velocemente. È interessante </text:span></text:span><text:span text:style-name="Emphasis"><text:span text:style-name="T41">comparare</text:span></text:span><text:span text:style-name="Emphasis"><text:span text:style-name="T39"> questi risultati con quelli ottenuti da un altr</text:span></text:span><text:span text:style-name="Emphasis"><text:span text:style-name="T41">a tipologia</text:span></text:span><text:span text:style-name="Emphasis"><text:span text:style-name="T39"> di utenti tecnologici, molto rispettat</text:span></text:span><text:span text:style-name="Emphasis"><text:span text:style-name="T41">a</text:span></text:span><text:span text:style-name="Emphasis"><text:span text:style-name="T39"> dalla società, ossia le persone coinvolte in multimedia-tasking.</text:span></text:span><text:span text:style-name="Emphasis"><text:span text:style-name="T38"> </text:span></text:span><text:span text:style-name="Emphasis"><text:span text:style-name="T39">Con quest’espressione si indica l’utilizzo simultaneo di più media (televisione, cellulare, computer etc.)</text:span></text:span><text:span text:style-name="Emphasis"><text:span text:style-name="T40">. </text:span></text:span><text:span text:style-name="Emphasis"><text:span text:style-name="T37">«</text:span></text:span><text:span text:style-name="Emphasis"><text:span text:style-name="T40">There was a first study done by colleagues at Stanford and that we replicated that showed that those people that identify as being high multimedia-taskers are absolutely abysmal at multitasking.</text:span></text:span><text:span text:style-name="Emphasis"><text:span text:style-name="T38">» </text:span></text:span></text:p>
      <text:p text:style-name="P41"><text:span text:style-name="Emphasis"><text:span text:style-name="T41">Ma, come Bavalier sottolinea, </text:span></text:span><text:span text:style-name="Emphasis"><text:span text:style-name="T37">«</text:span></text:span><text:span text:style-name="Emphasis"><text:span text:style-name="T41">d</text:span></text:span><text:span text:style-name="Emphasis"><text:span text:style-name="T40">ifferent video games have a different effect on your brains</text:span></text:span><text:span text:style-name="Emphasis"><text:span text:style-name="T38">»: <text:s text:c="2"/></text:span></text:span><text:span text:style-name="Emphasis"><text:span text:style-name="T41"><text:s/>individuare quali aspetti dei videogiochi sono effettivamente in grado di produrre </text:span></text:span><text:soft-page-break/><text:span text:style-name="Emphasis"><text:span text:style-name="T41">cambiamenti positivi sul cervello richiede molto studio, ed isolarli </text:span></text:span><text:span text:style-name="Emphasis"><text:span text:style-name="T42">senza sacrificare la componente di intrattenimento non è un’operazione facile. Soprattutto, non rientra negli interessi dell’industria dei videogiochi.</text:span></text:span></text:p>
      <text:p text:style-name="P41"><text:span text:style-name="Emphasis"><text:span text:style-name="T36"/></text:span></text:p>
      <text:h text:style-name="P68" text:outline-level="3">Cosmin Mihaiu: Physical therapy is boring -- play a game instead</text:h>
      <text:p text:style-name="P50"><text:a xlink:type="simple" xlink:href="http://www.ted.com/talks/cosmin_mihaiu_physical_therapy_is_boring_play_a_game_instead" text:style-name="Internet_20_link" text:visited-style-name="Visited_20_Internet_20_Link"><text:span text:style-name="Emphasis"><text:span text:style-name="T96">http://www.ted.com/talks/cosmin_mihaiu_physical_therapy_is_boring_play_a_game_instead</text:span></text:span></text:a><text:span text:style-name="Emphasis"><text:span text:style-name="T96"> </text:span></text:span></text:p>
      <text:p text:style-name="P42"><text:span text:style-name="Emphasis"><text:span text:style-name="T44">Mira Rehab, fondata nel 2011 da Cosmin Mihaiu, sviluppa software in grado di rendere gli esercizi di riabilitazione motoria più coinvolgenti per il paziente. Ottiene questo trasformando gli esercizi, spesso tanto noiosi e faticosi da non essere fatti, in giochi. </text:span></text:span><text:span text:style-name="Emphasis"><text:span text:style-name="T45">Il software fornisce inoltre un sistema di raccolta dati che permette al fisioterapista di monitorare con maggiore precisione i progressi del paziente.</text:span></text:span></text:p>
      <text:p text:style-name="P42"><text:span text:style-name="Emphasis"><text:span text:style-name="T47"/></text:span></text:p>
      <text:h text:style-name="P63" text:outline-level="1"><text:bookmark text:name="eow-title2"/><text:span text:style-name="Emphasis"><text:span text:style-name="T47">Tom Chatfield - 7 ways video games engage the brain </text:span></text:span></text:h>
      <text:p text:style-name="P46"><text:a xlink:type="simple" xlink:href="https://www.youtube.com/watch?v=KyamsZXXF2w" text:style-name="Internet_20_link" text:visited-style-name="Visited_20_Internet_20_Link"><text:span text:style-name="Emphasis"><text:span text:style-name="T48">https://www.youtube.com/watch?v=KyamsZXXF2w</text:span></text:span></text:a></text:p>
      <text:p text:style-name="P46"><text:span text:style-name="Emphasis"><text:span text:style-name="T101">Senso</text:span></text:span><text:span text:style-name="Emphasis"><text:span text:style-name="T98"> di ricompensa, </text:span></text:span><text:span text:style-name="Emphasis"><text:span text:style-name="T101">appagamento e piacere</text:span></text:span><text:span text:style-name="Emphasis"><text:span text:style-name="T97"> </text:span></text:span><text:span text:style-name="Emphasis"><text:span text:style-name="T98">non </text:span></text:span><text:span text:style-name="Emphasis"><text:span text:style-name="T101">sono</text:span></text:span><text:span text:style-name="Emphasis"><text:span text:style-name="T98"> process</text:span></text:span><text:span text:style-name="Emphasis"><text:span text:style-name="T101">i</text:span></text:span><text:span text:style-name="Emphasis"><text:span text:style-name="T98"> casual</text:span></text:span><text:span text:style-name="Emphasis"><text:span text:style-name="T101">i</text:span></text:span><text:span text:style-name="Emphasis"><text:span text:style-name="T98">, ma </text:span></text:span><text:span text:style-name="Emphasis"><text:span text:style-name="T101">potenti meccanismi </text:span></text:span><text:span text:style-name="Emphasis"><text:span text:style-name="T98">sviluppat</text:span></text:span><text:span text:style-name="Emphasis"><text:span text:style-name="T101">i</text:span></text:span><text:span text:style-name="Emphasis"><text:span text:style-name="T98"> dall’evoluzione. In quanto tal</text:span></text:span><text:span text:style-name="Emphasis"><text:span text:style-name="T101">i</text:span></text:span><text:span text:style-name="Emphasis"><text:span text:style-name="T98"> è possibile compierne un r</text:span></text:span><text:span text:style-name="Emphasis"><text:span text:style-name="T97">everse engeneering, </text:span></text:span><text:span text:style-name="Emphasis"><text:span text:style-name="T98">per individuare quali </text:span></text:span><text:span text:style-name="Emphasis"><text:span text:style-name="T101">sistem</text:span></text:span><text:span text:style-name="Emphasis"><text:span text:style-name="T98">i motivazionali sono </text:span></text:span><text:span text:style-name="Emphasis"><text:span text:style-name="T101">più efficaci</text:span></text:span><text:span text:style-name="Emphasis"><text:span text:style-name="T98">. </text:span></text:span><text:span text:style-name="Emphasis"><text:span text:style-name="T99">E quale laboratorio poteva essere più efficace del mercato dei videogiochi? Quest’industria ne ha portato lo studio a livelli estremamente sofisticati, alla ricerca di un coinvolgimento sempre maggiore da parte del giocatore. Questa ricerca si è distillata principalmente nei seguenti principi:</text:span></text:span></text:p>
      <text:p text:style-name="P45"><text:span text:style-name="Emphasis"><text:span text:style-name="T97">- Misurazione del progresso con feedback costante (exp, lv ecc)</text:span></text:span></text:p>
      <text:p text:style-name="P45"><text:span text:style-name="Emphasis"><text:span text:style-name="T97">- Obiettivi multipli che variano sia in tipologia sia in impegno richiesto</text:span></text:span></text:p>
      <text:p text:style-name="P45"><text:span text:style-name="Emphasis"><text:span text:style-name="T97">- Ricompensa per ogni sforzo</text:span></text:span></text:p>
      <text:p text:style-name="P45"><text:span text:style-name="Emphasis"><text:span text:style-name="T97">- Feedback immediato e chiaro</text:span></text:span></text:p>
      <text:p text:style-name="P45"><text:span text:style-name="Emphasis"><text:span text:style-name="T97">- Un elemento di ricompensa casuale</text:span></text:span></text:p>
      <text:p text:style-name="P47"><text:span text:style-name="Emphasis"><text:span text:style-name="T99">Quali conseguenze </text:span></text:span><text:span text:style-name="Emphasis"><text:span text:style-name="T100">ha sul nostro cervello l’attivazione</text:span></text:span><text:span text:style-name="Emphasis"><text:span text:style-name="T99"> di questo meccanismo? </text:span></text:span><text:span text:style-name="Emphasis"><text:span text:style-name="T100">Un elevato livello di dopamina (il neurotrasmettitore </text:span></text:span><text:span text:style-name="Emphasis"><text:span text:style-name="T102">responsabile de</text:span></text:span><text:span text:style-name="Emphasis"><text:span text:style-name="T101">l senso di ricompensa) </text:span></text:span><text:span text:style-name="Emphasis"><text:span text:style-name="T102">innalza temporaneamente la capacità di concentrarsi, apprendere e memorizzare. A lungo termine, l’effetto più notevole è un aumento di fiducia e ottimismo di fronte alle difficoltà.</text:span></text:span></text:p>
      <text:p text:style-name="P44"><text:span text:style-name="Emphasis"><text:span text:style-name="T49"/></text:span></text:p>
      <text:p text:style-name="P43"><text:span text:style-name="Emphasis"><text:span text:style-name="T46"/></text:span></text:p>
      <text:p text:style-name="P22"/>
      <text:p text:style-name="P22">ARTICOLI</text:p>
      <text:p text:style-name="P22"/>
      <text:p text:style-name="P23"><text:a xlink:type="simple" xlink:href="http://videogames.procon.org/sourcefiles/Reviewofresearch.pdf" text:style-name="Internet_20_link" text:visited-style-name="Visited_20_Internet_20_Link"><text:span text:style-name="Emphasis"><text:span text:style-name="T74">http://videogames.procon.org/sourcefiles/Reviewofresearch.pdf</text:span></text:span></text:a></text:p>
      <text:p text:style-name="P23"><text:a xlink:type="simple" xlink:href="https://link.springer.com/article/10.1176/appi.ap.28.2.144" text:style-name="Internet_20_link" text:visited-style-name="Visited_20_Internet_20_Link"><text:span text:style-name="Emphasis"><text:span text:style-name="T74">https://link.springer.com/article/10.1176/appi.ap.28.2.144</text:span></text:span></text:a></text:p>
      <text:p text:style-name="P22"><text:span text:style-name="Emphasis"><text:span text:style-name="T73"/></text:span></text:p>
      <text:p text:style-name="P22"><text:soft-page-break/><text:span text:style-name="Emphasis"><text:span text:style-name="T73">Pay to win &amp; paid to play</text:span></text:span></text:p>
      <text:p text:style-name="P64"><text:a xlink:type="simple" xlink:href="http://www.gamasutra.com/blogs/EdwardCastronova/20161012/283107/Players" text:style-name="Internet_20_link" text:visited-style-name="Visited_20_Internet_20_Link"><text:span text:style-name="Emphasis">http://www.gamasutra.com/blogs/EdwardCastronova/20161012/283107/Players</text:span></text:a><text:a xlink:type="simple" xlink:href="http://www.gamasutra.com/blogs/EdwardCastronova/20161012/283107/Players_For_Hire_Games_and_the_Future_of_LowSkill_Work.php" text:style-name="Internet_20_link" text:visited-style-name="Visited_20_Internet_20_Link"><text:span text:style-name="Emphasis"> For_Hire_Games_and_the_Future_of_LowSkill_Work.php</text:span></text:a></text:p>
      <text:p text:style-name="P64"><text:a xlink:type="simple" xlink:href="https://www.swrve.com/images/uploads/whitepapers/The-six-secrets-of-monetization-in-mobile-games.com1.pdf" text:style-name="Internet_20_link" text:visited-style-name="Visited_20_Internet_20_Link"><text:span text:style-name="Emphasis"><text:span text:style-name="T80">https://www.swrve.com/images/uploads/whitepapers/The-six-secrets-of-monetization-in-mobile-games.com1.pdf</text:span></text:span></text:a></text:p>
      <text:p text:style-name="P65"><text:span text:style-name="Emphasis"><text:span text:style-name="T83">«</text:span></text:span><text:span text:style-name="Emphasis"><text:span text:style-name="T81">Within five years, some game companies will be paying players in some way to play their games. This will be in the form of small points-based incentives that can be liquidated in the form of purchasing power.</text:span></text:span></text:p>
      <text:p text:style-name="P66">Within ten years, paying for players will become a standard revenue model in the game industry. Payments will either be in the form of liquid virtual money or real cash.</text:p>
      <text:p text:style-name="P65"><text:span text:style-name="T82">Within twenty years, game playing will be a significant source of income of the low-skill workforce. Wage-playing will be the primary means by which the extreme gains of the wealthy will trickle down to the poor.</text:span><text:span text:style-name="Emphasis"><text:span text:style-name="T84">»</text:span></text:span></text:p>
      <text:p text:style-name="P67"><text:span text:style-name="Emphasis"><text:span text:style-name="T90">E. Castronova immagina che nel futuro, quando sempre più lavoratori verranno sostituiti dalle macchine, i videogiochi free to play (F2P) diventeranno un’importante fonte di impiego. Infatti, come mostra uno studio di Swrve, </text:span></text:span><text:span text:style-name="Emphasis"><text:span text:style-name="T91">«</text:span></text:span><text:span text:style-name="Emphasis"><text:span text:style-name="T95">60% of all the money games companies earn come from just 0.15% of their players</text:span></text:span><text:span text:style-name="Emphasis"><text:span text:style-name="T92">». </text:span></text:span><text:span text:style-name="Emphasis"><text:span text:style-name="T93">Per mantenere questi VIP players interessati a giocare (e a spendere) serve una base di giocatori “di seconda classe” in grado di creare un ambiente sociale realistico. </text:span></text:span><text:span text:style-name="Emphasis"><text:span text:style-name="T89">A questi giocatori non s</text:span></text:span><text:span text:style-name="Emphasis"><text:span text:style-name="T94">arebber</text:span></text:span><text:span text:style-name="Emphasis"><text:span text:style-name="T89">o richieste competenze specifiche: </text:span></text:span><text:span text:style-name="Emphasis"><text:span text:style-name="T94">fungerebbero passivamente da termine di paragone</text:span></text:span><text:span text:style-name="Emphasis"><text:span text:style-name="T89">. </text:span></text:span></text:p>
      <text:h text:style-name="P62" text:outline-level="1">The Impact of Electronic Media Violence: Scientific Theory and Research</text:h>
      <text:p text:style-name="P26"><text:a xlink:type="simple" xlink:href="https://www.ncbi.nlm.nih.gov/pmc/articles/PMC2704015/" text:style-name="Internet_20_link" text:visited-style-name="Visited_20_Internet_20_Link">https://www.ncbi.nlm.nih.gov/pmc/articles/PMC2704015/</text:a> </text:p>
      <text:p text:style-name="P26"/>
      <text:p text:style-name="P37">Two Ubisoft games could soon be FDA approved to treat amblyopia </text:p>
      <text:p text:style-name="P38"><text:a xlink:type="simple" xlink:href="http://www.gamasutra.com/view/news/293399/Two_Ubisoft_games_could_soon_be_FDA_approved_treatment_for_amblyopia.php?utm_source=dlvr.it&amp;utm_medium=twitter" text:style-name="Internet_20_link" text:visited-style-name="Visited_20_Internet_20_Link"><text:span text:style-name="T103">http://www.gamasutra.com/view/news/293399/Two_Ubisoft_games_could_soon_be_FDA_approved_treatment_for_amblyopia.php?utm_source=dlvr.it&amp;utm_medium=twitter</text:span></text:a><text:span text:style-name="T103"> </text:span></text:p>
      <text:p text:style-name="P38"><text:span text:style-name="T103">Ad attendere approvazione dall’FDA sono anche due giochi sviluppati da Ubisoft per un’apposita console di Ambliotech. Questi giochi hanno l’obiettivo di migliorare la visione di chi è affetto da ambliopia, o occhio pigro. </text:span><text:span text:style-name="T104">Si definisce ambliope un occhio con un difetto visivo superiore di almeno 3/10 rispetto all’altro. Il trattamento tipico prevede l’utilizzo di una benda per coprire l’occhio che vede meglio. Attraverso questi giochi viene offerta una possibilità di trattamento meno spiacevole e più coinvolgente. </text:span><text:span text:style-name="T103"><text:s/></text:span></text:p>
      <text:p text:style-name="P27"/>
      <text:p text:style-name="P39">I’m dying to play – Ramin Shokrizade</text:p>
      <text:p text:style-name="P39"><text:a xlink:type="simple" xlink:href="http://www.gamasutra.com/blogs/RaminShokrizade/20170411/295773/Im_Dying_to_Play.php" text:style-name="Internet_20_link" text:visited-style-name="Visited_20_Internet_20_Link"><text:span text:style-name="T103">http://www.gamasutra.com/blogs/RaminShokrizade/20170411/295773/Im_Dying_to_Play.php</text:span></text:a></text:p>
      <text:p text:style-name="P30"><text:soft-page-break/>Cyberathletes: competing gives a sense of high and hyped senses.</text:p>
      <text:p text:style-name="P30">“There is this idea that if you can force a player to play more, they will spend more. The most common approach is to put the consumer under constant or near constant threat to force them to play more. This might work temporarily but when you put a consumer under threat their cortisol levels skyrocket and this is very stressful for them. Pretty soon playing the game becomes exhausting.” <text:s/></text:p>
      <text:p text:style-name="P61"><text:span text:style-name="T86">Peer effect caused by comrades or a public: </text:span><text:span text:style-name="T87">“It used to be that in the past these sorts of deaths were much more common in Asia than in the West. There they tend to play in internet cafes where there is an audience, especially if the player is good. This sort of attention can make you play longer, and pay more.“ </text:span><text:span text:style-name="T88">Twitch, streaming marathons (→ </text:span><text:span text:style-name="T105">Brian Vigneault </text:span><text:span text:style-name="T88">aka PoShYbRiD, morto il 19 feb ‘17 dopo una maratona di 24h a World of Tanks https://www.nytimes.com/2017/03/15/technology/personaltech/live-streaming-gaming-death.html?smprod=nytcore-ipad&amp;smid=nytcore-ipad-share&amp;_r=2)</text:span></text:p>
      <text:p text:style-name="P28">“The risk here is that if we use science (especially neuroscience) to make games vastly more engaging than they are now, we could put player health at risk.“</text:p>
      <text:p text:style-name="P21"/>
      <text:p text:style-name="P21">CITAZIONI</text:p>
      <text:p text:style-name="P13"><text:span text:style-name="T9">«</text:span><text:span text:style-name="T11">»</text:span></text:p>
      <text:p text:style-name="P19"/>
      <text:p text:style-name="P20">Huizinga – homo ludens</text:p>
      <text:p text:style-name="P20"/>
      <text:p text:style-name="P12"><text:span text:style-name="T9">«</text:span><text:span text:style-name="T12">l’umanità gioca (è l’espressione di Leo Frobenius) l’ordine della natura così come questa le si è palesata</text:span><text:span text:style-name="T11">» </text:span><text:span text:style-name="T15">p20</text:span></text:p>
      <text:p text:style-name="P12"><text:span text:style-name="Emphasis"><text:span text:style-name="T29">«</text:span></text:span><text:span text:style-name="Emphasis"><text:span text:style-name="T30">i</text:span></text:span><text:span text:style-name="Emphasis"><text:span text:style-name="T31">l gioco in sé, benché attività dello spirito, non contiene una funzione morale, né virtù, né </text:span></text:span><text:span text:style-name="Emphasis"><text:span text:style-name="T70">peccato</text:span></text:span><text:span text:style-name="Emphasis"><text:span text:style-name="T71">» </text:span></text:span><text:span text:style-name="Emphasis"><text:span text:style-name="T72">p9</text:span></text:span></text:p>
      <text:p text:style-name="P12"><text:span text:style-name="T9">«</text:span><text:span text:style-name="T13">è</text:span><text:span text:style-name="T10"> indispensabile all’individuo, </text:span><text:span text:style-name="T14">in quanto funzione biologica, ed è indispensabile alla collettività per il </text:span><text:span text:style-name="T24">senso </text:span><text:span text:style-name="T14">che contiene, per il significato, per il valore espressivo, per i legami spirituali e sociali che crea, insomma in quanto funzione culturale</text:span><text:span text:style-name="T11">» </text:span><text:span text:style-name="T15">p12</text:span></text:p>
      <text:p text:style-name="P9"><text:span text:style-name="T2">«</text:span><text:span text:style-name="T4">azione provvisoria che ha fine in sé, ed è eseguita per amore della soddisfazione che sta in quell’esecuzione stessa.</text:span><text:span text:style-name="T5">»</text:span></text:p>
      <text:p text:style-name="P9"><text:span text:style-name="T2">«</text:span><text:span text:style-name="T6">Come azione sacra il gioco può servire la salute del gruppo, ma allora con modi e mezzi diversi da quelli impiegati con per l’immediato appagamento di necessità vitali.</text:span><text:span text:style-name="T5">»</text:span></text:p>
      <text:p text:style-name="P9"><text:span text:style-name="T2">«</text:span><text:span text:style-name="T4">Si fa nell’ozio, nel momento del </text:span><text:span text:style-name="T68">loisir</text:span><text:span text:style-name="T4"> dopo il lavoro. Solo in un secondo momento, facendosi il gioco funzione culturale, i concetti dovere, compito, impegno, vi si congiungono.</text:span><text:span text:style-name="T5">» </text:span></text:p>
      <text:p text:style-name="P10"><text:soft-page-break/><text:span text:style-name="T2">«</text:span><text:span text:style-name="T3">tutte le caratteristiche fondamentali del gioco [umano] sono realizzate in quello degli animali</text:span><text:span text:style-name="T1">»</text:span><text:span text:style-name="T2"> «</text:span><text:span text:style-name="T3">Il gioco come tale oltrepassa i limiti dell’attività puramente biologica: è una funzione che contiene un senso.</text:span>»</text:p>
      <text:p text:style-name="P24"/>
      <text:p text:style-name="P11">Quadrio – Maragliano – Melai 2003 pag.131-33 <text:s/></text:p>
      <text:p text:style-name="P2">cinque tipi di piacere portati dal videogioco: il piacere della competizione, il piacere del portare a compimento il gioco fino al suo termine naturale, il piacere del «dominio del sistema» (cioè la gratificazione di dominare la complessità del gioco), il piacere per lo «spettacolo», inteso come avvincimento delle immagini e del loro susseguirsi, e infine il piacere del «contatto» fra la propria intelligenza e quella di chi, lontano nel tempo e nello spazio, aveva originariamente progettato il gioco. Ma c’è anche un ultimo piacere individuato, quello del «sentirsi parte», cioè quello del percepire di essere all’interno di una comunità di giocatori, sia amici sia sconosciuti, che condividono lo stesso immaginario e la stessa passione <text:s/></text:p>
      <text:p text:style-name="P84"><text:span text:style-name="T107">katie salen &amp; eric zimmerman “rules of play” (citato in a theory of fun p14)</text:span> </text:p>
      <text:p text:style-name="P83">a system in which players engage in an artificial conflict, defined by rules, that results in a quantifiable outcome</text:p>
      <text:p text:style-name="P6">[Mehl 1990]. </text:p>
      <text:p text:style-name="P2">tendenze repressive nei confronti del gioco, poiché esso è stato visto, nella cultura cristiana scolastica ed ecclesiastica in genere, come distraente dalla preghiera e dal lavoro </text:p>
      <text:p text:style-name="P7"><text:span text:style-name="T17">Patricia Marks Greenfield, </text:span><text:span text:style-name="T26">Mente e Media</text:span></text:p>
      <text:p text:style-name="P15"><text:span text:style-name="T9">«</text:span><text:span text:style-name="T18">Il cambiamento di linguaggio è interpretato come deterioramento sulla base di criteri validi in un’epoca precedente</text:span><text:span text:style-name="T11">» </text:span><text:span text:style-name="T19">p.98</text:span></text:p>
      <text:p text:style-name="P5"><text:span text:style-name="T9">«</text:span><text:span text:style-name="T19">La stampa fu quindi il primo mezzo di comunicazione che per essere usata in maniera efficace richiedeva la solitudine.</text:span><text:span text:style-name="T11">» </text:span><text:span text:style-name="T19">p.99</text:span></text:p>
      <text:p text:style-name="P5"><text:span text:style-name="T9">«</text:span><text:span text:style-name="T16">il primo mezzo che assomma dinamismo visivo [proprio della televisione] e ruolo partecipativo attivo</text:span><text:span text:style-name="T11">» </text:span><text:span text:style-name="T15">p.124</text:span></text:p>
      <text:p text:style-name="P14"><text:span text:style-name="T9">«</text:span><text:span text:style-name="T18">Imparare ad affrontare variabili multiple interdipendenti rappresenta un conseguimento molto significativo perché il mondo non è un sistema semplice, ma un insieme di complessi sistemi formati da fattori multipli in interazione.</text:span><text:span text:style-name="T11">» </text:span><text:span text:style-name="T18">p.139</text:span></text:p>
      <text:p text:style-name="P15"><text:span text:style-name="T9">«</text:span><text:span text:style-name="T18">la possibilità di passare dall’uso del mezzo all’acquisizione di una capacità con esso collegata non dipende dalla conoscenza del mezzo, ma da come esso viene usato.</text:span><text:span text:style-name="T11">» </text:span><text:span text:style-name="T18">p.139</text:span></text:p>
      <text:p text:style-name="P15"><text:soft-page-break/><text:span text:style-name="T9">«</text:span><text:span text:style-name="T19">L’insegnamento più prezioso che possiamo trarre da tutto questo non riguarda il modo di ridurre la dipendenza che questi giochi creano nei ragazzi, ma la possibilità di rendere altre esperienze <text:s/>di apprendimento – e in particolare la scuola – più simili a quelle dei video-giochi</text:span><text:span text:style-name="T11">» </text:span><text:span text:style-name="T19">p.149</text:span></text:p>
      <text:p text:style-name="P17"><text:span text:style-name="T9">s</text:span><text:span text:style-name="T8">tessa pagina: // Rocky’s Boots (circuiti) e Green Globes (equazioni)</text:span></text:p>
      <text:p text:style-name="P15"><text:span text:style-name="T9">«</text:span><text:span text:style-name="T19">essi consentono una quantità di varianti molto più ampia rispetto alla maggior parte degli altri </text:span><text:span text:style-name="T25">mass-media</text:span><text:span text:style-name="T19">.</text:span><text:span text:style-name="T11">» </text:span><text:span text:style-name="T19">p.151</text:span></text:p>
      <text:p text:style-name="P15"><text:span text:style-name="T9">«</text:span><text:span text:style-name="T19">Il vero pericolo può essere tuttavia rappresentato dalla grande varietà, complessità, <text:s/>e forza di attrazione esercit</text:span><text:span text:style-name="T20">at</text:span><text:span text:style-name="T19">a dai micromondi espressi d</text:span><text:span text:style-name="T20">a</text:span><text:span text:style-name="T19">i videogiochi, che corrispondono enormemente a ciò che il bambino si aspetta e desidera</text:span><text:span text:style-name="T11">» </text:span><text:span text:style-name="T20">p. 151</text:span></text:p>
      <text:p text:style-name="P16"><text:span text:style-name="T9">«</text:span><text:span text:style-name="T20">Questo pericolo potenziale tuttavia deve essere valutato a fronte degli effetti positivi che i successi e la possibilità di controllo sperimentabili con i videogiochi esercitano su bambini che, per ragioni diverse, mancano di senso di competitività e di logica in altri ambiti della vita.</text:span><text:span text:style-name="T11">» </text:span><text:span text:style-name="T20">p. 151</text:span></text:p>
      <text:p text:style-name="P16"><text:span text:style-name="T9">«</text:span><text:span text:style-name="T21">il computer abbassa il prezzo pagato all’errore, tanto in termini reali quanto psicologici, in tutti i campi di applicazione.</text:span><text:span text:style-name="T11">» </text:span><text:span text:style-name="T21">p. 159</text:span></text:p>
      <text:p text:style-name="P16"><text:span text:style-name="T9">«</text:span><text:span text:style-name="T11">»</text:span></text:p>
      <text:p text:style-name="P8"><text:span text:style-name="T15">I</text:span><text:span text:style-name="T8">van Illich - descolarizzare la società</text:span></text:p>
      <text:p text:style-name="P3"><text:span text:style-name="Emphasis"><text:span text:style-name="T32">«</text:span></text:span><text:span text:style-name="Emphasis"><text:span text:style-name="T33">In tutto il mondo la scuola esercita sulla società un effetto antieducativo, in quanto la si considera la sola istituzione specializzata nell’istruzione.</text:span></text:span><text:span text:style-name="Emphasis"><text:span text:style-name="T76">» </text:span></text:span><text:span text:style-name="Emphasis"><text:span text:style-name="T77">pp20-21</text:span></text:span></text:p>
      <text:p text:style-name="P3"><text:span text:style-name="Emphasis"><text:span text:style-name="T32">«</text:span></text:span><text:span text:style-name="Emphasis"><text:span text:style-name="T33">Bisogna rendersi conto che la scuola eguale per tutti è, almeno economicamente, inattuabile.</text:span></text:span><text:span text:style-name="Emphasis"><text:span text:style-name="T76">» </text:span></text:span><text:span text:style-name="Emphasis"><text:span text:style-name="T77">p22</text:span></text:span></text:p>
      <text:p text:style-name="P4"><text:span text:style-name="Emphasis"><text:span text:style-name="T32">«</text:span></text:span><text:span text:style-name="Emphasis"><text:span text:style-name="T34">[Il sistema scolastico] non è né ragionevole né educativo. Non è ragionevole perché stabilisce un rapporto dei ruoli non con le qualità o le competenze a essi attinenti, ma con il processo mediante il quale si postula che tali qualità vengano acquisite</text:span></text:span><text:span text:style-name="Emphasis"><text:span text:style-name="T33">. </text:span></text:span><text:span text:style-name="Emphasis"><text:span text:style-name="T34">Non è liberatorio o educativo perché la scuola riserva l’istruzione a coloro che in ogni fase dell’apprendimento sanno adattarsi a un dispositivo di controllo sociale</text:span></text:span><text:span text:style-name="Emphasis"><text:span text:style-name="T76">» </text:span></text:span><text:span text:style-name="Emphasis"><text:span text:style-name="T77">p2</text:span></text:span><text:span text:style-name="Emphasis"><text:span text:style-name="T78">6</text:span></text:span></text:p>
      <text:p text:style-name="P57"><text:span text:style-name="Emphasis"><text:span text:style-name="T32">«</text:span></text:span><text:span text:style-name="Emphasis"><text:span text:style-name="T34">Quasi tutto ciò che si impara lo si apprende casualmente, e anche l’apprendimento più intenzionale non è il risultato di un’istruzione programmata.</text:span></text:span><text:span text:style-name="Emphasis"><text:span text:style-name="T76">» </text:span></text:span><text:span text:style-name="Emphasis"><text:span text:style-name="T77">p</text:span></text:span><text:span text:style-name="Emphasis"><text:span text:style-name="T79">27</text:span></text:span></text:p>
      <text:p text:style-name="P40"><text:span text:style-name="T9">«</text:span><text:span text:style-name="T11">»</text:span></text:p>
      <text:p text:style-name="P29"/>
      <text:p text:style-name="P58"><text:span text:style-name="T7">M. Bittanti (a cura di), </text:span><text:span text:style-name="T27">Per una Cultura dei Videogames: teorie e prassi del videogiocare</text:span><text:span text:style-name="T7">, Edizioni Unicopli, Milano, 2004</text:span></text:p>
      <text:p text:style-name="P52"/>
      <text:p text:style-name="P34"><text:soft-page-break/><text:span text:style-name="T50">F</text:span><text:span text:style-name="T7">RANCESCO ALINOVI – SERIO VIDEOLUDERE</text:span></text:p>
      <text:p text:style-name="P53">overview superficiale a volte arbitraria nel contenuto, rinforzo, IA (fsm)</text:p>
      <text:p text:style-name="P31"><text:span text:style-name="T50">«</text:span><text:span text:style-name="T52">Nel videogioco la narrazione diacronica (quella riferita al contesto) si distingue nettamente da quella sincronica, overo quel presente fittizio costituito dalle azioni del giocatore</text:span><text:span text:style-name="T51">» </text:span><text:span text:style-name="T52">p30</text:span></text:p>
      <text:p text:style-name="P53"/>
      <text:p text:style-name="P35"><text:span text:style-name="T52">I</text:span><text:span text:style-name="T7">VAN FULCO – LO ZERO LUDICO</text:span></text:p>
      <text:p text:style-name="P54">vedi direttamente capitolo 2</text:p>
      <text:p text:style-name="P55"/>
      <text:p text:style-name="P36"><text:span text:style-name="T53">B</text:span><text:span text:style-name="T7">RUNO FRASCHINI – VIDEOGIOCHI E NEW MEDIA</text:span></text:p>
      <text:p text:style-name="P32"><text:span text:style-name="T50">«</text:span><text:span text:style-name="T54">Il videogioco è un medium complesso, dalla quadruplice paternità. Nasce con finalità didattiche (</text:span><text:span text:style-name="T28">Tennis for two</text:span><text:span text:style-name="T54"> di Higinbotham, 1958), come possibile applicazione ludica del computer (</text:span><text:span text:style-name="T28">Spacewar</text:span><text:span text:style-name="T54"> di Stephen Russel, 1962)</text:span><text:span text:style-name="T51">, </text:span><text:span text:style-name="T54">come forma d’intrattenimento casalinga (con Ralph H. Baer che ne intuisce le potenzialità commerciali, ne deposita il brevetto nel 1968 e produce, nel 1972 l’</text:span><text:span text:style-name="T28">Odissey Magnavox</text:span><text:span text:style-name="T54">, la prima console della storia) e come forma d’intrattenimento pubblico (</text:span><text:span text:style-name="T28">Computer Space</text:span><text:span text:style-name="T54">, 1971 e, soprattutto, </text:span><text:span text:style-name="T28">Pong </text:span><text:span text:style-name="T54">1972 creato da Nolan Bushnell, primo successo di massa del videogioco).</text:span><text:span text:style-name="T51">» </text:span><text:span text:style-name="T54">p99</text:span></text:p>
      <text:p text:style-name="P56"/>
      <text:p text:style-name="P33"><text:span text:style-name="T50">«</text:span><text:span text:style-name="T55">Icona digitale</text:span><text:span text:style-name="T51">» </text:span><text:span text:style-name="T55">p129 → da collegare a: r. koster, i giochi sono una rappresentazione semplificata, parziale.</text:span></text:p>
      <text:p text:style-name="P56"/>
      <text:p text:style-name="P59"><text:span text:style-name="T55">R</text:span><text:span text:style-name="T54">. </text:span><text:span text:style-name="T55">Koster, A Teory of Fun for Game Design, O’Reilly Media, Inc., Sebastpool CA, 2004-2013</text:span></text:p>
      <text:p text:style-name="P56"/>
      <text:p text:style-name="P71"><text:span text:style-name="T56">v</text:span><text:span text:style-name="T7">edi direttamente capitolo 2</text:span></text:p>
      <text:p text:style-name="P72"><text:span text:style-name="T50">«</text:span><text:span text:style-name="T57">For the few decades of interactive game design, we were able to blithely ignore many of the larger meta-questions surrounding our craft while we slowly, painfully learned to walk. Now for the first time we are starting to see serious interest in what we do from the academic side. This </text:span><text:span text:style-name="T58">is</text:span><text:span text:style-name="T57"> forcing thos</text:span><text:span text:style-name="T58">e</text:span><text:span text:style-name="T57"> of us in the games industry to stop and consider, “What is this new medium that we’re working in?”</text:span><text:span text:style-name="T51">»</text:span></text:p>
      <text:p text:style-name="P74"><text:span text:style-name="T51">f</text:span><text:span text:style-name="T7">oreword di will wright, p</text:span><text:span text:style-name="T59">XVI</text:span></text:p>
      <text:p text:style-name="P74"><text:span text:style-name="T7"/></text:p>
      <text:p text:style-name="P73"><text:span text:style-name="T50">«</text:span><text:span text:style-name="T59">The human brain is mostly a voracious consumer of patterns, a soft pudgy gray Pac-Man of concepts. Games are just exceptionally tasty patterns to eat up.</text:span><text:span text:style-name="T51">»</text:span><text:span text:style-name="T59">p14</text:span></text:p>
      <text:p text:style-name="P75"><text:span text:style-name="T59">e</text:span><text:span text:style-name="T7">sempio della pareidolia: </text:span><text:span text:style-name="T50">«</text:span><text:span text:style-name="T7">the brain is hardwired for facial recognition, just as it is hardwired for language</text:span><text:span text:style-name="T51">»</text:span><text:span text:style-name="T7">p16</text:span></text:p>
      <text:p text:style-name="P75"><text:span text:style-name="T51"/></text:p>
      <text:p text:style-name="P75"><text:span text:style-name="T50">«</text:span><text:span text:style-name="T7">We like order – not regimented order, but order with a bit of</text:span><text:span text:style-name="T27"> texture </text:span><text:span text:style-name="T7">or variation to it</text:span><text:span text:style-name="T51">» </text:span><text:span text:style-name="T7">p24</text:span></text:p>
      <text:p text:style-name="P75"><text:span text:style-name="T50">«</text:span><text:span text:style-name="T7">Noise is any pattern we don’t understand</text:span><text:span text:style-name="T51">»</text:span></text:p>
      <text:p text:style-name="P75"><text:span text:style-name="T50"/></text:p>
      <text:p text:style-name="P76"><text:soft-page-break/><text:span text:style-name="T50">«</text:span><text:span text:style-name="T7">Games <text:s/>might seem abstracted from reality because they are iconic depictions of patterns in the world</text:span><text:span text:style-name="T51">» </text:span><text:span text:style-name="T7">p34</text:span></text:p>
      <text:p text:style-name="P75"><text:span text:style-name="T50">«</text:span><text:span text:style-name="T60">games serve as very fundamental and powerful learning tools</text:span><text:span text:style-name="T51">» </text:span><text:span text:style-name="T61">p36</text:span></text:p>
      <text:p text:style-name="P77"><text:span text:style-name="T50">«</text:span><text:span text:style-name="T61">iconified representations of human experience that we can practice with and learn patterns from</text:span><text:span text:style-name="T51">» </text:span><text:span text:style-name="T61">p36</text:span></text:p>
      <text:p text:style-name="P77"><text:span text:style-name="T51"/></text:p>
      <text:p text:style-name="P77"><text:span text:style-name="T50">«</text:span><text:span text:style-name="T61">games are disposable, and boredom is inevitable</text:span><text:span text:style-name="T51">» </text:span><text:span text:style-name="T61">p38</text:span></text:p>
      <text:p text:style-name="P77"><text:span text:style-name="T50">«</text:span><text:span text:style-name="T61">Boredom is the opposite of learning. When a game stops teaching us, we feel bored</text:span><text:span text:style-name="T51">» </text:span><text:span text:style-name="T61">p42</text:span></text:p>
      <text:p text:style-name="P78"><text:span text:style-name="T50">«</text:span><text:span text:style-name="T61">Fun is just another word for learning. Games teach you how aspects of reality work, how to understand yourself, how to understand the actions of others, and how to imagine.</text:span></text:p>
      <text:p text:style-name="P78"><text:span text:style-name="T61">One wonders, then, why learning is so damn boring to so many people. It’s almost certainly because the method of transmission is wrong.</text:span><text:span text:style-name="T51">» </text:span><text:span text:style-name="T62">p46</text:span></text:p>
      <text:p text:style-name="P78"><text:span text:style-name="T51"/></text:p>
      <text:p text:style-name="P79"><text:span text:style-name="T50">«</text:span><text:span text:style-name="T62">Given that we’re basically hier</text:span><text:span text:style-name="T63">ar</text:span><text:span text:style-name="T62">chical and strongly tribal primates, it’s not surprising </text:span><text:span text:style-name="T63">that so many of the basic lessons taught by our early childhood play are about power and status.</text:span><text:span text:style-name="T51">» </text:span><text:span text:style-name="T64">p52</text:span></text:p>
      <text:p text:style-name="P79"><text:span text:style-name="T51"/></text:p>
      <text:p text:style-name="P78"><text:span text:style-name="T50">«</text:span><text:span text:style-name="T65">Most of the cases where we typically cite flow relate to exercising mastery, not learning</text:span><text:span text:style-name="T51">» </text:span><text:span text:style-name="T65">p98</text:span></text:p>
      <text:p text:style-name="P78"><text:span text:style-name="T51"/></text:p>
      <text:p text:style-name="P80"><text:span text:style-name="T50">«</text:span><text:span text:style-name="T65">Fun is about learning in a context where there is no pressure from consequence, and that is why games matter</text:span><text:span text:style-name="T51">» </text:span><text:span text:style-name="T65">p100</text:span></text:p>
      <text:p text:style-name="P80"><text:span text:style-name="T51"/></text:p>
      <text:p text:style-name="P81"><text:span text:style-name="T50">«</text:span><text:span text:style-name="T66">games can take forms we don’t recognize. […] We need to start thinking of games a little more broadly. Otherwise, we will be missing out on large chuncks of their potential as a medium.</text:span><text:span text:style-name="T51">» </text:span><text:span text:style-name="T66">p146</text:span></text:p>
      <text:p text:style-name="P81"><text:span text:style-name="T51"/></text:p>
      <text:p text:style-name="P81"><text:span text:style-name="T50">«</text:span><text:span text:style-name="T67">Games deserve respect. We as creators must respect them, and do right by their potential. And the rest of the world must respect them and grant them the scope to become what they can and must</text:span><text:span text:style-name="T51">»</text:span></text:p>
      <text:p text:style-name="P81"><text:span text:style-name="T51"/></text:p>
      <text:p text:style-name="P81"><text:span text:style-name="T50">«</text:span><text:span text:style-name="T5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Roboto Light2" svg:font-family="'Roboto Light'" style:font-adornments="Standard"/>
    <style:font-face style:name="Roboto Light1" svg:font-family="'Roboto Light'" style:font-pitch="variable"/>
    <style:font-face style:name="Roboto Light" svg:font-family="'Roboto Light'" style:font-adornments="Regular"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5T00:13:03.987000000</meta:creation-date>
    <dc:date>2017-08-06T16:07:52.249000000</dc:date>
    <meta:editing-duration>PT14H6M45S</meta:editing-duration>
    <meta:editing-cycles>30</meta:editing-cycles>
    <meta:generator>LibreOffice/5.2.2.2$Windows_x86 LibreOffice_project/8f96e87c890bf8fa77463cd4b640a2312823f3ad</meta:generator>
    <meta:document-statistic meta:table-count="0" meta:image-count="0" meta:object-count="0" meta:page-count="8" meta:paragraph-count="119" meta:word-count="2450" meta:character-count="16725" meta:non-whitespace-character-count="14358"/>
  </office:meta>
</office:document-meta>
</file>